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6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0 年 10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413879" table:style-name="ce16">
            <text:p>23,413,879</text:p>
          </table:table-cell>
          <table:table-cell office:value-type="float" office:value="11598148" table:style-name="ce16">
            <text:p>11,598,148</text:p>
          </table:table-cell>
          <table:table-cell office:value-type="float" office:value="11815731" table:style-name="ce16">
            <text:p>11,815,731</text:p>
          </table:table-cell>
          <table:table-cell office:value-type="float" office:value="874641" table:style-name="ce16">
            <text:p>874,641</text:p>
          </table:table-cell>
          <table:table-cell office:value-type="float" office:value="452654" table:style-name="ce16">
            <text:p>452,654</text:p>
          </table:table-cell>
          <table:table-cell office:value-type="float" office:value="421987" table:style-name="ce16">
            <text:p>421,987</text:p>
          </table:table-cell>
          <table:table-cell office:value-type="float" office:value="3.7355664134080473" table:style-name="ce17">
            <text:p>3.74</text:p>
          </table:table-cell>
          <table:table-cell office:value-type="float" office:value="1298878" table:style-name="ce16">
            <text:p>1,298,878</text:p>
          </table:table-cell>
          <table:table-cell office:value-type="float" office:value="672939" table:style-name="ce16">
            <text:p>672,939</text:p>
          </table:table-cell>
          <table:table-cell office:value-type="float" office:value="625939" table:style-name="ce16">
            <text:p>625,939</text:p>
          </table:table-cell>
          <table:table-cell office:value-type="float" office:value="5.5474703700313821" table:style-name="ce18">
            <text:p>5.55</text:p>
          </table:table-cell>
          <table:table-cell office:value-type="float" office:value="2303447" table:style-name="ce16">
            <text:p>2,303,447</text:p>
          </table:table-cell>
          <table:table-cell office:value-type="float" office:value="1194040" table:style-name="ce16">
            <text:p>1,194,040</text:p>
          </table:table-cell>
          <table:table-cell office:value-type="float" office:value="1109407" table:style-name="ce16">
            <text:p>1,109,407</text:p>
          </table:table-cell>
          <table:table-cell office:value-type="float" office:value="9.837955513479848" table:style-name="ce17">
            <text:p>9.84</text:p>
          </table:table-cell>
          <table:table-cell office:value-type="float" office:value="2498335" table:style-name="ce16">
            <text:p>2,498,335</text:p>
          </table:table-cell>
          <table:table-cell office:value-type="float" office:value="1295399" table:style-name="ce16">
            <text:p>1,295,399</text:p>
          </table:table-cell>
          <table:table-cell office:value-type="float" office:value="1202936" table:style-name="ce16">
            <text:p>1,202,936</text:p>
          </table:table-cell>
          <table:table-cell office:value-type="float" office:value="10.670316524656167" table:style-name="ce17">
            <text:p>10.67</text:p>
          </table:table-cell>
          <table:table-cell office:value-type="float" office:value="1227737" table:style-name="ce16">
            <text:p>1,227,737</text:p>
          </table:table-cell>
          <table:table-cell office:value-type="float" office:value="641541" table:style-name="ce16">
            <text:p>641,541</text:p>
          </table:table-cell>
          <table:table-cell office:value-type="float" office:value="586196" table:style-name="ce16">
            <text:p>586,196</text:p>
          </table:table-cell>
          <table:table-cell office:value-type="float" office:value="5.2436292166710183" table:style-name="ce17">
            <text:p>5.24</text:p>
          </table:table-cell>
          <table:table-cell office:value-type="float" office:value="19409084" table:style-name="ce16">
            <text:p>19,409,084</text:p>
          </table:table-cell>
          <table:table-cell office:value-type="float" office:value="9515048" table:style-name="ce16">
            <text:p>9,515,048</text:p>
          </table:table-cell>
          <table:table-cell office:value-type="float" office:value="9894036" table:style-name="ce16">
            <text:p>9,894,036</text:p>
          </table:table-cell>
          <table:table-cell office:value-type="float" office:value="82.89563638728977" table:style-name="ce17">
            <text:p>82.90</text:p>
          </table:table-cell>
          <table:table-cell office:value-type="float" office:value="3919051" table:style-name="ce16">
            <text:p>3,919,051</text:p>
          </table:table-cell>
          <table:table-cell office:value-type="float" office:value="1784159" table:style-name="ce16">
            <text:p>1,784,159</text:p>
          </table:table-cell>
          <table:table-cell office:value-type="float" office:value="2134892" table:style-name="ce16">
            <text:p>2,134,892</text:p>
          </table:table-cell>
          <table:table-cell office:value-type="float" office:value="16.738153468718274" table:style-name="ce17">
            <text:p>16.74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4014869" table:style-name="ce20">
            <text:p>4,014,869</text:p>
          </table:table-cell>
          <table:table-cell office:value-type="float" office:value="1960442" table:style-name="ce20">
            <text:p>1,960,442</text:p>
          </table:table-cell>
          <table:table-cell office:value-type="float" office:value="2054427" table:style-name="ce20">
            <text:p>2,054,427</text:p>
          </table:table-cell>
          <table:table-cell office:value-type="float" office:value="141006" table:style-name="ce20">
            <text:p>141,006</text:p>
          </table:table-cell>
          <table:table-cell office:value-type="float" office:value="72765" table:style-name="ce20">
            <text:p>72,765</text:p>
          </table:table-cell>
          <table:table-cell office:value-type="float" office:value="68241" table:style-name="ce20">
            <text:p>68,241</text:p>
          </table:table-cell>
          <table:table-cell office:value-type="float" office:value="3.5120946661024304" table:style-name="ce21">
            <text:p>3.51</text:p>
          </table:table-cell>
          <table:table-cell office:value-type="float" office:value="210659" table:style-name="ce20">
            <text:p>210,659</text:p>
          </table:table-cell>
          <table:table-cell office:value-type="float" office:value="108860" table:style-name="ce20">
            <text:p>108,860</text:p>
          </table:table-cell>
          <table:table-cell office:value-type="float" office:value="101799" table:style-name="ce20">
            <text:p>101,799</text:p>
          </table:table-cell>
          <table:table-cell office:value-type="float" office:value="5.2469706981722197" table:style-name="ce22">
            <text:p>5.25</text:p>
          </table:table-cell>
          <table:table-cell office:value-type="float" office:value="377290" table:style-name="ce20">
            <text:p>377,290</text:p>
          </table:table-cell>
          <table:table-cell office:value-type="float" office:value="195052" table:style-name="ce20">
            <text:p>195,052</text:p>
          </table:table-cell>
          <table:table-cell office:value-type="float" office:value="182238" table:style-name="ce20">
            <text:p>182,238</text:p>
          </table:table-cell>
          <table:table-cell office:value-type="float" office:value="9.3973178203323702" table:style-name="ce21">
            <text:p>9.40</text:p>
          </table:table-cell>
          <table:table-cell office:value-type="float" office:value="408649" table:style-name="ce20">
            <text:p>408,649</text:p>
          </table:table-cell>
          <table:table-cell office:value-type="float" office:value="211358" table:style-name="ce20">
            <text:p>211,358</text:p>
          </table:table-cell>
          <table:table-cell office:value-type="float" office:value="197291" table:style-name="ce20">
            <text:p>197,291</text:p>
          </table:table-cell>
          <table:table-cell office:value-type="float" office:value="10.178389382069502" table:style-name="ce21">
            <text:p>10.18</text:p>
          </table:table-cell>
          <table:table-cell office:value-type="float" office:value="200122" table:style-name="ce20">
            <text:p>200,122</text:p>
          </table:table-cell>
          <table:table-cell office:value-type="float" office:value="104589" table:style-name="ce20">
            <text:p>104,589</text:p>
          </table:table-cell>
          <table:table-cell office:value-type="float" office:value="95533" table:style-name="ce20">
            <text:p>95,533</text:p>
          </table:table-cell>
          <table:table-cell office:value-type="float" office:value="4.984521288241285" table:style-name="ce21">
            <text:p>4.98</text:p>
          </table:table-cell>
          <table:table-cell office:value-type="float" office:value="3360190" table:style-name="ce20">
            <text:p>3,360,190</text:p>
          </table:table-cell>
          <table:table-cell office:value-type="float" office:value="1620330" table:style-name="ce20">
            <text:p>1,620,330</text:p>
          </table:table-cell>
          <table:table-cell office:value-type="float" office:value="1739860" table:style-name="ce20">
            <text:p>1,739,860</text:p>
          </table:table-cell>
          <table:table-cell office:value-type="float" office:value="83.693639817388814" table:style-name="ce21">
            <text:p>83.69</text:p>
          </table:table-cell>
          <table:table-cell office:value-type="float" office:value="646313" table:style-name="ce20">
            <text:p>646,313</text:p>
          </table:table-cell>
          <table:table-cell office:value-type="float" office:value="290545" table:style-name="ce20">
            <text:p>290,545</text:p>
          </table:table-cell>
          <table:table-cell office:value-type="float" office:value="355768" table:style-name="ce20">
            <text:p>355,768</text:p>
          </table:table-cell>
          <table:table-cell office:value-type="float" office:value="16.097984766128111" table:style-name="ce21">
            <text:p>16.10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538299" table:style-name="ce20">
            <text:p>2,538,299</text:p>
          </table:table-cell>
          <table:table-cell office:value-type="float" office:value="1208385" table:style-name="ce20">
            <text:p>1,208,385</text:p>
          </table:table-cell>
          <table:table-cell office:value-type="float" office:value="1329914" table:style-name="ce20">
            <text:p>1,329,914</text:p>
          </table:table-cell>
          <table:table-cell office:value-type="float" office:value="100542" table:style-name="ce20">
            <text:p>100,542</text:p>
          </table:table-cell>
          <table:table-cell office:value-type="float" office:value="51800" table:style-name="ce20">
            <text:p>51,800</text:p>
          </table:table-cell>
          <table:table-cell office:value-type="float" office:value="48742" table:style-name="ce20">
            <text:p>48,742</text:p>
          </table:table-cell>
          <table:table-cell office:value-type="float" office:value="3.9609990785167546" table:style-name="ce21">
            <text:p>3.96</text:p>
          </table:table-cell>
          <table:table-cell office:value-type="float" office:value="149978" table:style-name="ce20">
            <text:p>149,978</text:p>
          </table:table-cell>
          <table:table-cell office:value-type="float" office:value="77508" table:style-name="ce20">
            <text:p>77,508</text:p>
          </table:table-cell>
          <table:table-cell office:value-type="float" office:value="72470" table:style-name="ce20">
            <text:p>72,470</text:p>
          </table:table-cell>
          <table:table-cell office:value-type="float" office:value="5.9086025720374158" table:style-name="ce22">
            <text:p>5.91</text:p>
          </table:table-cell>
          <table:table-cell office:value-type="float" office:value="264343" table:style-name="ce20">
            <text:p>264,343</text:p>
          </table:table-cell>
          <table:table-cell office:value-type="float" office:value="136770" table:style-name="ce20">
            <text:p>136,770</text:p>
          </table:table-cell>
          <table:table-cell office:value-type="float" office:value="127573" table:style-name="ce20">
            <text:p>127,573</text:p>
          </table:table-cell>
          <table:table-cell office:value-type="float" office:value="10.414178944245734" table:style-name="ce21">
            <text:p>10.41</text:p>
          </table:table-cell>
          <table:table-cell office:value-type="float" office:value="286170" table:style-name="ce20">
            <text:p>286,170</text:p>
          </table:table-cell>
          <table:table-cell office:value-type="float" office:value="148114" table:style-name="ce20">
            <text:p>148,114</text:p>
          </table:table-cell>
          <table:table-cell office:value-type="float" office:value="138056" table:style-name="ce20">
            <text:p>138,056</text:p>
          </table:table-cell>
          <table:table-cell office:value-type="float" office:value="11.274085519475838" table:style-name="ce21">
            <text:p>11.27</text:p>
          </table:table-cell>
          <table:table-cell office:value-type="float" office:value="125268" table:style-name="ce20">
            <text:p>125,268</text:p>
          </table:table-cell>
          <table:table-cell office:value-type="float" office:value="65339" table:style-name="ce20">
            <text:p>65,339</text:p>
          </table:table-cell>
          <table:table-cell office:value-type="float" office:value="59929" table:style-name="ce20">
            <text:p>59,929</text:p>
          </table:table-cell>
          <table:table-cell office:value-type="float" office:value="4.935115996972776" table:style-name="ce21">
            <text:p>4.94</text:p>
          </table:table-cell>
          <table:table-cell office:value-type="float" office:value="2106129" table:style-name="ce20">
            <text:p>2,106,129</text:p>
          </table:table-cell>
          <table:table-cell office:value-type="float" office:value="984165" table:style-name="ce20">
            <text:p>984,165</text:p>
          </table:table-cell>
          <table:table-cell office:value-type="float" office:value="1121964" table:style-name="ce20">
            <text:p>1,121,964</text:p>
          </table:table-cell>
          <table:table-cell office:value-type="float" office:value="82.974031034168945" table:style-name="ce21">
            <text:p>82.97</text:p>
          </table:table-cell>
          <table:table-cell office:value-type="float" office:value="503717" table:style-name="ce20">
            <text:p>503,717</text:p>
          </table:table-cell>
          <table:table-cell office:value-type="float" office:value="223388" table:style-name="ce20">
            <text:p>223,388</text:p>
          </table:table-cell>
          <table:table-cell office:value-type="float" office:value="280329" table:style-name="ce20">
            <text:p>280,329</text:p>
          </table:table-cell>
          <table:table-cell office:value-type="float" office:value="19.84466762977884" table:style-name="ce21">
            <text:p>19.84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72663" table:style-name="ce20">
            <text:p>2,272,663</text:p>
          </table:table-cell>
          <table:table-cell office:value-type="float" office:value="1125386" table:style-name="ce20">
            <text:p>1,125,386</text:p>
          </table:table-cell>
          <table:table-cell office:value-type="float" office:value="1147277" table:style-name="ce20">
            <text:p>1,147,277</text:p>
          </table:table-cell>
          <table:table-cell office:value-type="float" office:value="105013" table:style-name="ce20">
            <text:p>105,013</text:p>
          </table:table-cell>
          <table:table-cell office:value-type="float" office:value="54372" table:style-name="ce20">
            <text:p>54,372</text:p>
          </table:table-cell>
          <table:table-cell office:value-type="float" office:value="50641" table:style-name="ce20">
            <text:p>50,641</text:p>
          </table:table-cell>
          <table:table-cell office:value-type="float" office:value="4.6207026734716061" table:style-name="ce21">
            <text:p>4.62</text:p>
          </table:table-cell>
          <table:table-cell office:value-type="float" office:value="152542" table:style-name="ce20">
            <text:p>152,542</text:p>
          </table:table-cell>
          <table:table-cell office:value-type="float" office:value="79055" table:style-name="ce20">
            <text:p>79,055</text:p>
          </table:table-cell>
          <table:table-cell office:value-type="float" office:value="73487" table:style-name="ce20">
            <text:p>73,487</text:p>
          </table:table-cell>
          <table:table-cell office:value-type="float" office:value="6.712037816429449" table:style-name="ce22">
            <text:p>6.71</text:p>
          </table:table-cell>
          <table:table-cell office:value-type="float" office:value="262258" table:style-name="ce20">
            <text:p>262,258</text:p>
          </table:table-cell>
          <table:table-cell office:value-type="float" office:value="136036" table:style-name="ce20">
            <text:p>136,036</text:p>
          </table:table-cell>
          <table:table-cell office:value-type="float" office:value="126222" table:style-name="ce20">
            <text:p>126,222</text:p>
          </table:table-cell>
          <table:table-cell office:value-type="float" office:value="11.539678342103514" table:style-name="ce21">
            <text:p>11.54</text:p>
          </table:table-cell>
          <table:table-cell office:value-type="float" office:value="283210" table:style-name="ce20">
            <text:p>283,210</text:p>
          </table:table-cell>
          <table:table-cell office:value-type="float" office:value="146919" table:style-name="ce20">
            <text:p>146,919</text:p>
          </table:table-cell>
          <table:table-cell office:value-type="float" office:value="136291" table:style-name="ce20">
            <text:p>136,291</text:p>
          </table:table-cell>
          <table:table-cell office:value-type="float" office:value="12.461592413833463" table:style-name="ce21">
            <text:p>12.46</text:p>
          </table:table-cell>
          <table:table-cell office:value-type="float" office:value="131820" table:style-name="ce20">
            <text:p>131,820</text:p>
          </table:table-cell>
          <table:table-cell office:value-type="float" office:value="69155" table:style-name="ce20">
            <text:p>69,155</text:p>
          </table:table-cell>
          <table:table-cell office:value-type="float" office:value="62665" table:style-name="ce20">
            <text:p>62,665</text:p>
          </table:table-cell>
          <table:table-cell office:value-type="float" office:value="5.8002440309011938" table:style-name="ce21">
            <text:p>5.80</text:p>
          </table:table-cell>
          <table:table-cell office:value-type="float" office:value="1828696" table:style-name="ce20">
            <text:p>1,828,696</text:p>
          </table:table-cell>
          <table:table-cell office:value-type="float" office:value="894107" table:style-name="ce20">
            <text:p>894,107</text:p>
          </table:table-cell>
          <table:table-cell office:value-type="float" office:value="934589" table:style-name="ce20">
            <text:p>934,589</text:p>
          </table:table-cell>
          <table:table-cell office:value-type="float" office:value="80.464899547359209" table:style-name="ce21">
            <text:p>80.46</text:p>
          </table:table-cell>
          <table:table-cell office:value-type="float" office:value="306865" table:style-name="ce20">
            <text:p>306,865</text:p>
          </table:table-cell>
          <table:table-cell office:value-type="float" office:value="139900" table:style-name="ce20">
            <text:p>139,900</text:p>
          </table:table-cell>
          <table:table-cell office:value-type="float" office:value="166965" table:style-name="ce20">
            <text:p>166,965</text:p>
          </table:table-cell>
          <table:table-cell office:value-type="float" office:value="13.50244184905549" table:style-name="ce21">
            <text:p>13.50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15477" table:style-name="ce20">
            <text:p>2,815,477</text:p>
          </table:table-cell>
          <table:table-cell office:value-type="float" office:value="1382072" table:style-name="ce20">
            <text:p>1,382,072</text:p>
          </table:table-cell>
          <table:table-cell office:value-type="float" office:value="1433405" table:style-name="ce20">
            <text:p>1,433,405</text:p>
          </table:table-cell>
          <table:table-cell office:value-type="float" office:value="116203" table:style-name="ce20">
            <text:p>116,203</text:p>
          </table:table-cell>
          <table:table-cell office:value-type="float" office:value="60230" table:style-name="ce20">
            <text:p>60,230</text:p>
          </table:table-cell>
          <table:table-cell office:value-type="float" office:value="55973" table:style-name="ce20">
            <text:p>55,973</text:p>
          </table:table-cell>
          <table:table-cell office:value-type="float" office:value="4.1272935278817764" table:style-name="ce21">
            <text:p>4.13</text:p>
          </table:table-cell>
          <table:table-cell office:value-type="float" office:value="174827" table:style-name="ce20">
            <text:p>174,827</text:p>
          </table:table-cell>
          <table:table-cell office:value-type="float" office:value="90700" table:style-name="ce20">
            <text:p>90,700</text:p>
          </table:table-cell>
          <table:table-cell office:value-type="float" office:value="84127" table:style-name="ce20">
            <text:p>84,127</text:p>
          </table:table-cell>
          <table:table-cell office:value-type="float" office:value="6.2094984260215949" table:style-name="ce22">
            <text:p>6.21</text:p>
          </table:table-cell>
          <table:table-cell office:value-type="float" office:value="309395" table:style-name="ce20">
            <text:p>309,395</text:p>
          </table:table-cell>
          <table:table-cell office:value-type="float" office:value="160516" table:style-name="ce20">
            <text:p>160,516</text:p>
          </table:table-cell>
          <table:table-cell office:value-type="float" office:value="148879" table:style-name="ce20">
            <text:p>148,879</text:p>
          </table:table-cell>
          <table:table-cell office:value-type="float" office:value="10.989079292780584" table:style-name="ce21">
            <text:p>10.99</text:p>
          </table:table-cell>
          <table:table-cell office:value-type="float" office:value="334804" table:style-name="ce20">
            <text:p>334,804</text:p>
          </table:table-cell>
          <table:table-cell office:value-type="float" office:value="173813" table:style-name="ce20">
            <text:p>173,813</text:p>
          </table:table-cell>
          <table:table-cell office:value-type="float" office:value="160991" table:style-name="ce20">
            <text:p>160,991</text:p>
          </table:table-cell>
          <table:table-cell office:value-type="float" office:value="11.891555143231503" table:style-name="ce21">
            <text:p>11.89</text:p>
          </table:table-cell>
          <table:table-cell office:value-type="float" office:value="159951" table:style-name="ce20">
            <text:p>159,951</text:p>
          </table:table-cell>
          <table:table-cell office:value-type="float" office:value="83110" table:style-name="ce20">
            <text:p>83,110</text:p>
          </table:table-cell>
          <table:table-cell office:value-type="float" office:value="76841" table:style-name="ce20">
            <text:p>76,841</text:p>
          </table:table-cell>
          <table:table-cell office:value-type="float" office:value="5.6811332502449847" table:style-name="ce21">
            <text:p>5.68</text:p>
          </table:table-cell>
          <table:table-cell office:value-type="float" office:value="2285725" table:style-name="ce20">
            <text:p>2,285,725</text:p>
          </table:table-cell>
          <table:table-cell office:value-type="float" office:value="1107124" table:style-name="ce20">
            <text:p>1,107,124</text:p>
          </table:table-cell>
          <table:table-cell office:value-type="float" office:value="1178601" table:style-name="ce20">
            <text:p>1,178,601</text:p>
          </table:table-cell>
          <table:table-cell office:value-type="float" office:value="81.184289553777205" table:style-name="ce21">
            <text:p>81.18</text:p>
          </table:table-cell>
          <table:table-cell office:value-type="float" office:value="401615" table:style-name="ce20">
            <text:p>401,615</text:p>
          </table:table-cell>
          <table:table-cell office:value-type="float" office:value="182652" table:style-name="ce20">
            <text:p>182,652</text:p>
          </table:table-cell>
          <table:table-cell office:value-type="float" office:value="218963" table:style-name="ce20">
            <text:p>218,963</text:p>
          </table:table-cell>
          <table:table-cell office:value-type="float" office:value="14.264545581441441" table:style-name="ce21">
            <text:p>14.26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64799" table:style-name="ce20">
            <text:p>1,864,799</text:p>
          </table:table-cell>
          <table:table-cell office:value-type="float" office:value="928682" table:style-name="ce20">
            <text:p>928,682</text:p>
          </table:table-cell>
          <table:table-cell office:value-type="float" office:value="936117" table:style-name="ce20">
            <text:p>936,117</text:p>
          </table:table-cell>
          <table:table-cell office:value-type="float" office:value="62892" table:style-name="ce20">
            <text:p>62,892</text:p>
          </table:table-cell>
          <table:table-cell office:value-type="float" office:value="32577" table:style-name="ce20">
            <text:p>32,577</text:p>
          </table:table-cell>
          <table:table-cell office:value-type="float" office:value="30315" table:style-name="ce20">
            <text:p>30,315</text:p>
          </table:table-cell>
          <table:table-cell office:value-type="float" office:value="3.3725886811393617" table:style-name="ce21">
            <text:p>3.37</text:p>
          </table:table-cell>
          <table:table-cell office:value-type="float" office:value="95706" table:style-name="ce20">
            <text:p>95,706</text:p>
          </table:table-cell>
          <table:table-cell office:value-type="float" office:value="49750" table:style-name="ce20">
            <text:p>49,750</text:p>
          </table:table-cell>
          <table:table-cell office:value-type="float" office:value="45956" table:style-name="ce20">
            <text:p>45,956</text:p>
          </table:table-cell>
          <table:table-cell office:value-type="float" office:value="5.1322421344069786" table:style-name="ce22">
            <text:p>5.13</text:p>
          </table:table-cell>
          <table:table-cell office:value-type="float" office:value="172887" table:style-name="ce20">
            <text:p>172,887</text:p>
          </table:table-cell>
          <table:table-cell office:value-type="float" office:value="89774" table:style-name="ce20">
            <text:p>89,774</text:p>
          </table:table-cell>
          <table:table-cell office:value-type="float" office:value="83113" table:style-name="ce20">
            <text:p>83,113</text:p>
          </table:table-cell>
          <table:table-cell office:value-type="float" office:value="9.2710796176960617" table:style-name="ce21">
            <text:p>9.27</text:p>
          </table:table-cell>
          <table:table-cell office:value-type="float" office:value="188146" table:style-name="ce20">
            <text:p>188,146</text:p>
          </table:table-cell>
          <table:table-cell office:value-type="float" office:value="97581" table:style-name="ce20">
            <text:p>97,581</text:p>
          </table:table-cell>
          <table:table-cell office:value-type="float" office:value="90565" table:style-name="ce20">
            <text:p>90,565</text:p>
          </table:table-cell>
          <table:table-cell office:value-type="float" office:value="10.089344749755872" table:style-name="ce21">
            <text:p>10.09</text:p>
          </table:table-cell>
          <table:table-cell office:value-type="float" office:value="93962" table:style-name="ce20">
            <text:p>93,962</text:p>
          </table:table-cell>
          <table:table-cell office:value-type="float" office:value="48808" table:style-name="ce20">
            <text:p>48,808</text:p>
          </table:table-cell>
          <table:table-cell office:value-type="float" office:value="45154" table:style-name="ce20">
            <text:p>45,154</text:p>
          </table:table-cell>
          <table:table-cell office:value-type="float" office:value="5.0387199907335862" table:style-name="ce21">
            <text:p>5.04</text:p>
          </table:table-cell>
          <table:table-cell office:value-type="float" office:value="1562703" table:style-name="ce20">
            <text:p>1,562,703</text:p>
          </table:table-cell>
          <table:table-cell office:value-type="float" office:value="771648" table:style-name="ce20">
            <text:p>771,648</text:p>
          </table:table-cell>
          <table:table-cell office:value-type="float" office:value="791055" table:style-name="ce20">
            <text:p>791,055</text:p>
          </table:table-cell>
          <table:table-cell office:value-type="float" office:value="83.800077112868465" table:style-name="ce21">
            <text:p>83.80</text:p>
          </table:table-cell>
          <table:table-cell office:value-type="float" office:value="320435" table:style-name="ce20">
            <text:p>320,435</text:p>
          </table:table-cell>
          <table:table-cell office:value-type="float" office:value="147238" table:style-name="ce20">
            <text:p>147,238</text:p>
          </table:table-cell>
          <table:table-cell office:value-type="float" office:value="173197" table:style-name="ce20">
            <text:p>173,197</text:p>
          </table:table-cell>
          <table:table-cell office:value-type="float" office:value="17.183353272926468" table:style-name="ce21">
            <text:p>17.18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49293" table:style-name="ce20">
            <text:p>2,749,293</text:p>
          </table:table-cell>
          <table:table-cell office:value-type="float" office:value="1355140" table:style-name="ce20">
            <text:p>1,355,140</text:p>
          </table:table-cell>
          <table:table-cell office:value-type="float" office:value="1394153" table:style-name="ce20">
            <text:p>1,394,153</text:p>
          </table:table-cell>
          <table:table-cell office:value-type="float" office:value="96812" table:style-name="ce20">
            <text:p>96,812</text:p>
          </table:table-cell>
          <table:table-cell office:value-type="float" office:value="50104" table:style-name="ce20">
            <text:p>50,104</text:p>
          </table:table-cell>
          <table:table-cell office:value-type="float" office:value="46708" table:style-name="ce20">
            <text:p>46,708</text:p>
          </table:table-cell>
          <table:table-cell office:value-type="float" office:value="3.521341668567155" table:style-name="ce21">
            <text:p>3.52</text:p>
          </table:table-cell>
          <table:table-cell office:value-type="float" office:value="142647" table:style-name="ce20">
            <text:p>142,647</text:p>
          </table:table-cell>
          <table:table-cell office:value-type="float" office:value="73990" table:style-name="ce20">
            <text:p>73,990</text:p>
          </table:table-cell>
          <table:table-cell office:value-type="float" office:value="68657" table:style-name="ce20">
            <text:p>68,657</text:p>
          </table:table-cell>
          <table:table-cell office:value-type="float" office:value="5.1884975519160745" table:style-name="ce22">
            <text:p>5.19</text:p>
          </table:table-cell>
          <table:table-cell office:value-type="float" office:value="251284" table:style-name="ce20">
            <text:p>251,284</text:p>
          </table:table-cell>
          <table:table-cell office:value-type="float" office:value="130250" table:style-name="ce20">
            <text:p>130,250</text:p>
          </table:table-cell>
          <table:table-cell office:value-type="float" office:value="121034" table:style-name="ce20">
            <text:p>121,034</text:p>
          </table:table-cell>
          <table:table-cell office:value-type="float" office:value="9.1399497980026148" table:style-name="ce21">
            <text:p>9.14</text:p>
          </table:table-cell>
          <table:table-cell office:value-type="float" office:value="272686" table:style-name="ce20">
            <text:p>272,686</text:p>
          </table:table-cell>
          <table:table-cell office:value-type="float" office:value="141343" table:style-name="ce20">
            <text:p>141,343</text:p>
          </table:table-cell>
          <table:table-cell office:value-type="float" office:value="131343" table:style-name="ce20">
            <text:p>131,343</text:p>
          </table:table-cell>
          <table:table-cell office:value-type="float" office:value="9.9184044770782887" table:style-name="ce21">
            <text:p>9.92</text:p>
          </table:table-cell>
          <table:table-cell office:value-type="float" office:value="137107" table:style-name="ce20">
            <text:p>137,107</text:p>
          </table:table-cell>
          <table:table-cell office:value-type="float" office:value="71459" table:style-name="ce20">
            <text:p>71,459</text:p>
          </table:table-cell>
          <table:table-cell office:value-type="float" office:value="65648" table:style-name="ce20">
            <text:p>65,648</text:p>
          </table:table-cell>
          <table:table-cell office:value-type="float" office:value="4.9869912010105866" table:style-name="ce21">
            <text:p>4.99</text:p>
          </table:table-cell>
          <table:table-cell office:value-type="float" office:value="2307650" table:style-name="ce20">
            <text:p>2,307,650</text:p>
          </table:table-cell>
          <table:table-cell office:value-type="float" office:value="1125743" table:style-name="ce20">
            <text:p>1,125,743</text:p>
          </table:table-cell>
          <table:table-cell office:value-type="float" office:value="1181907" table:style-name="ce20">
            <text:p>1,181,907</text:p>
          </table:table-cell>
          <table:table-cell office:value-type="float" office:value="83.936124669142202" table:style-name="ce21">
            <text:p>83.94</text:p>
          </table:table-cell>
          <table:table-cell office:value-type="float" office:value="478607" table:style-name="ce20">
            <text:p>478,607</text:p>
          </table:table-cell>
          <table:table-cell office:value-type="float" office:value="216291" table:style-name="ce20">
            <text:p>216,291</text:p>
          </table:table-cell>
          <table:table-cell office:value-type="float" office:value="262316" table:style-name="ce20">
            <text:p>262,316</text:p>
          </table:table-cell>
          <table:table-cell office:value-type="float" office:value="17.408366441845232" table:style-name="ce21">
            <text:p>17.41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7003783" table:style-name="ce20">
            <text:p>7,003,783</text:p>
          </table:table-cell>
          <table:table-cell office:value-type="float" office:value="3559852" table:style-name="ce20">
            <text:p>3,559,852</text:p>
          </table:table-cell>
          <table:table-cell office:value-type="float" office:value="3443931" table:style-name="ce20">
            <text:p>3,443,931</text:p>
          </table:table-cell>
          <table:table-cell office:value-type="float" office:value="246964" table:style-name="ce20">
            <text:p>246,964</text:p>
          </table:table-cell>
          <table:table-cell office:value-type="float" office:value="128107" table:style-name="ce20">
            <text:p>128,107</text:p>
          </table:table-cell>
          <table:table-cell office:value-type="float" office:value="118857" table:style-name="ce20">
            <text:p>118,857</text:p>
          </table:table-cell>
          <table:table-cell office:value-type="float" office:value="3.5261515098340426" table:style-name="ce21">
            <text:p>3.53</text:p>
          </table:table-cell>
          <table:table-cell office:value-type="float" office:value="365478" table:style-name="ce20">
            <text:p>365,478</text:p>
          </table:table-cell>
          <table:table-cell office:value-type="float" office:value="189426" table:style-name="ce20">
            <text:p>189,426</text:p>
          </table:table-cell>
          <table:table-cell office:value-type="float" office:value="176052" table:style-name="ce20">
            <text:p>176,052</text:p>
          </table:table-cell>
          <table:table-cell office:value-type="float" office:value="5.2182941704504548" table:style-name="ce22">
            <text:p>5.22</text:p>
          </table:table-cell>
          <table:table-cell office:value-type="float" office:value="654706" table:style-name="ce20">
            <text:p>654,706</text:p>
          </table:table-cell>
          <table:table-cell office:value-type="float" office:value="339753" table:style-name="ce20">
            <text:p>339,753</text:p>
          </table:table-cell>
          <table:table-cell office:value-type="float" office:value="314953" table:style-name="ce20">
            <text:p>314,953</text:p>
          </table:table-cell>
          <table:table-cell office:value-type="float" office:value="9.347890989769386" table:style-name="ce21">
            <text:p>9.35</text:p>
          </table:table-cell>
          <table:table-cell office:value-type="float" office:value="712552" table:style-name="ce20">
            <text:p>712,552</text:p>
          </table:table-cell>
          <table:table-cell office:value-type="float" office:value="369963" table:style-name="ce20">
            <text:p>369,963</text:p>
          </table:table-cell>
          <table:table-cell office:value-type="float" office:value="342589" table:style-name="ce20">
            <text:p>342,589</text:p>
          </table:table-cell>
          <table:table-cell office:value-type="float" office:value="10.173816064832392" table:style-name="ce21">
            <text:p>10.17</text:p>
          </table:table-cell>
          <table:table-cell office:value-type="float" office:value="374094" table:style-name="ce20">
            <text:p>374,094</text:p>
          </table:table-cell>
          <table:table-cell office:value-type="float" office:value="196246" table:style-name="ce20">
            <text:p>196,246</text:p>
          </table:table-cell>
          <table:table-cell office:value-type="float" office:value="177848" table:style-name="ce20">
            <text:p>177,848</text:p>
          </table:table-cell>
          <table:table-cell office:value-type="float" office:value="5.3413134016288053" table:style-name="ce21">
            <text:p>5.34</text:p>
          </table:table-cell>
          <table:table-cell office:value-type="float" office:value="5823589" table:style-name="ce20">
            <text:p>5,823,589</text:p>
          </table:table-cell>
          <table:table-cell office:value-type="float" office:value="2944354" table:style-name="ce20">
            <text:p>2,944,354</text:p>
          </table:table-cell>
          <table:table-cell office:value-type="float" office:value="2879235" table:style-name="ce20">
            <text:p>2,879,235</text:p>
          </table:table-cell>
          <table:table-cell office:value-type="float" office:value="83.149192372179442" table:style-name="ce21">
            <text:p>83.15</text:p>
          </table:table-cell>
          <table:table-cell office:value-type="float" office:value="1238134" table:style-name="ce20">
            <text:p>1,238,134</text:p>
          </table:table-cell>
          <table:table-cell office:value-type="float" office:value="572803" table:style-name="ce20">
            <text:p>572,803</text:p>
          </table:table-cell>
          <table:table-cell office:value-type="float" office:value="665331" table:style-name="ce20">
            <text:p>665,331</text:p>
          </table:table-cell>
          <table:table-cell office:value-type="float" office:value="17.678074834700048" table:style-name="ce21">
            <text:p>17.68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51175" table:style-name="ce24">
            <text:p>451,175</text:p>
          </table:table-cell>
          <table:table-cell office:value-type="float" office:value="227222" table:style-name="ce24">
            <text:p>227,222</text:p>
          </table:table-cell>
          <table:table-cell office:value-type="float" office:value="223953" table:style-name="ce24">
            <text:p>223,953</text:p>
          </table:table-cell>
          <table:table-cell office:value-type="float" office:value="15519" table:style-name="ce24">
            <text:p>15,519</text:p>
          </table:table-cell>
          <table:table-cell office:value-type="float" office:value="7992" table:style-name="ce24">
            <text:p>7,992</text:p>
          </table:table-cell>
          <table:table-cell office:value-type="float" office:value="7527" table:style-name="ce24">
            <text:p>7,527</text:p>
          </table:table-cell>
          <table:table-cell office:value-type="float" office:value="3.4396852662492381" table:style-name="ce25">
            <text:p>3.44</text:p>
          </table:table-cell>
          <table:table-cell office:value-type="float" office:value="22943" table:style-name="ce24">
            <text:p>22,943</text:p>
          </table:table-cell>
          <table:table-cell office:value-type="float" office:value="11825" table:style-name="ce24">
            <text:p>11,825</text:p>
          </table:table-cell>
          <table:table-cell office:value-type="float" office:value="11118" table:style-name="ce24">
            <text:p>11,118</text:p>
          </table:table-cell>
          <table:table-cell office:value-type="float" office:value="5.0851665096691967" table:style-name="ce26">
            <text:p>5.09</text:p>
          </table:table-cell>
          <table:table-cell office:value-type="float" office:value="41085" table:style-name="ce24">
            <text:p>41,085</text:p>
          </table:table-cell>
          <table:table-cell office:value-type="float" office:value="21266" table:style-name="ce24">
            <text:p>21,266</text:p>
          </table:table-cell>
          <table:table-cell office:value-type="float" office:value="19819" table:style-name="ce24">
            <text:p>19,819</text:p>
          </table:table-cell>
          <table:table-cell office:value-type="float" office:value="9.106222640882141" table:style-name="ce25">
            <text:p>9.11</text:p>
          </table:table-cell>
          <table:table-cell office:value-type="float" office:value="44875" table:style-name="ce24">
            <text:p>44,875</text:p>
          </table:table-cell>
          <table:table-cell office:value-type="float" office:value="23233" table:style-name="ce24">
            <text:p>23,233</text:p>
          </table:table-cell>
          <table:table-cell office:value-type="float" office:value="21642" table:style-name="ce24">
            <text:p>21,642</text:p>
          </table:table-cell>
          <table:table-cell office:value-type="float" office:value="9.9462514545353784" table:style-name="ce25">
            <text:p>9.95</text:p>
          </table:table-cell>
          <table:table-cell office:value-type="float" office:value="23380" table:style-name="ce24">
            <text:p>23,380</text:p>
          </table:table-cell>
          <table:table-cell office:value-type="float" office:value="12163" table:style-name="ce24">
            <text:p>12,163</text:p>
          </table:table-cell>
          <table:table-cell office:value-type="float" office:value="11217" table:style-name="ce24">
            <text:p>11,217</text:p>
          </table:table-cell>
          <table:table-cell office:value-type="float" office:value="5.1820247132487394" table:style-name="ce25">
            <text:p>5.18</text:p>
          </table:table-cell>
          <table:table-cell office:value-type="float" office:value="377402" table:style-name="ce24">
            <text:p>377,402</text:p>
          </table:table-cell>
          <table:table-cell office:value-type="float" office:value="188967" table:style-name="ce24">
            <text:p>188,967</text:p>
          </table:table-cell>
          <table:table-cell office:value-type="float" office:value="188435" table:style-name="ce24">
            <text:p>188,435</text:p>
          </table:table-cell>
          <table:table-cell office:value-type="float" office:value="83.648695073973514" table:style-name="ce25">
            <text:p>83.65</text:p>
          </table:table-cell>
          <table:table-cell office:value-type="float" office:value="80629" table:style-name="ce24">
            <text:p>80,629</text:p>
          </table:table-cell>
          <table:table-cell office:value-type="float" office:value="37261" table:style-name="ce24">
            <text:p>37,261</text:p>
          </table:table-cell>
          <table:table-cell office:value-type="float" office:value="43368" table:style-name="ce24">
            <text:p>43,368</text:p>
          </table:table-cell>
          <table:table-cell office:value-type="float" office:value="17.870892669141686" table:style-name="ce25">
            <text:p>17.8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4806" table:style-name="ce24">
            <text:p>574,806</text:p>
          </table:table-cell>
          <table:table-cell office:value-type="float" office:value="293417" table:style-name="ce24">
            <text:p>293,417</text:p>
          </table:table-cell>
          <table:table-cell office:value-type="float" office:value="281389" table:style-name="ce24">
            <text:p>281,389</text:p>
          </table:table-cell>
          <table:table-cell office:value-type="float" office:value="27152" table:style-name="ce24">
            <text:p>27,152</text:p>
          </table:table-cell>
          <table:table-cell office:value-type="float" office:value="14087" table:style-name="ce24">
            <text:p>14,087</text:p>
          </table:table-cell>
          <table:table-cell office:value-type="float" office:value="13065" table:style-name="ce24">
            <text:p>13,065</text:p>
          </table:table-cell>
          <table:table-cell office:value-type="float" office:value="4.7236806853094784" table:style-name="ce25">
            <text:p>4.72</text:p>
          </table:table-cell>
          <table:table-cell office:value-type="float" office:value="40908" table:style-name="ce24">
            <text:p>40,908</text:p>
          </table:table-cell>
          <table:table-cell office:value-type="float" office:value="21267" table:style-name="ce24">
            <text:p>21,267</text:p>
          </table:table-cell>
          <table:table-cell office:value-type="float" office:value="19641" table:style-name="ce24">
            <text:p>19,641</text:p>
          </table:table-cell>
          <table:table-cell office:value-type="float" office:value="7.1168359411697164" table:style-name="ce26">
            <text:p>7.12</text:p>
          </table:table-cell>
          <table:table-cell office:value-type="float" office:value="73302" table:style-name="ce24">
            <text:p>73,302</text:p>
          </table:table-cell>
          <table:table-cell office:value-type="float" office:value="37923" table:style-name="ce24">
            <text:p>37,923</text:p>
          </table:table-cell>
          <table:table-cell office:value-type="float" office:value="35379" table:style-name="ce24">
            <text:p>35,379</text:p>
          </table:table-cell>
          <table:table-cell office:value-type="float" office:value="12.752476487719337" table:style-name="ce25">
            <text:p>12.75</text:p>
          </table:table-cell>
          <table:table-cell office:value-type="float" office:value="79449" table:style-name="ce24">
            <text:p>79,449</text:p>
          </table:table-cell>
          <table:table-cell office:value-type="float" office:value="41142" table:style-name="ce24">
            <text:p>41,142</text:p>
          </table:table-cell>
          <table:table-cell office:value-type="float" office:value="38307" table:style-name="ce24">
            <text:p>38,307</text:p>
          </table:table-cell>
          <table:table-cell office:value-type="float" office:value="13.821880773687123" table:style-name="ce25">
            <text:p>13.82</text:p>
          </table:table-cell>
          <table:table-cell office:value-type="float" office:value="36595" table:style-name="ce24">
            <text:p>36,595</text:p>
          </table:table-cell>
          <table:table-cell office:value-type="float" office:value="19186" table:style-name="ce24">
            <text:p>19,186</text:p>
          </table:table-cell>
          <table:table-cell office:value-type="float" office:value="17409" table:style-name="ce24">
            <text:p>17,409</text:p>
          </table:table-cell>
          <table:table-cell office:value-type="float" office:value="6.3664958264179559" table:style-name="ce25">
            <text:p>6.37</text:p>
          </table:table-cell>
          <table:table-cell office:value-type="float" office:value="451888" table:style-name="ce24">
            <text:p>451,888</text:p>
          </table:table-cell>
          <table:table-cell office:value-type="float" office:value="229407" table:style-name="ce24">
            <text:p>229,407</text:p>
          </table:table-cell>
          <table:table-cell office:value-type="float" office:value="222481" table:style-name="ce24">
            <text:p>222,481</text:p>
          </table:table-cell>
          <table:table-cell office:value-type="float" office:value="78.615741658924918" table:style-name="ce25">
            <text:p>78.62</text:p>
          </table:table-cell>
          <table:table-cell office:value-type="float" office:value="76253" table:style-name="ce24">
            <text:p>76,253</text:p>
          </table:table-cell>
          <table:table-cell office:value-type="float" office:value="36368" table:style-name="ce24">
            <text:p>36,368</text:p>
          </table:table-cell>
          <table:table-cell office:value-type="float" office:value="39885" table:style-name="ce24">
            <text:p>39,885</text:p>
          </table:table-cell>
          <table:table-cell office:value-type="float" office:value="13.265867092549485" table:style-name="ce25">
            <text:p>13.2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38940" table:style-name="ce24">
            <text:p>538,940</text:p>
          </table:table-cell>
          <table:table-cell office:value-type="float" office:value="277786" table:style-name="ce24">
            <text:p>277,786</text:p>
          </table:table-cell>
          <table:table-cell office:value-type="float" office:value="261154" table:style-name="ce24">
            <text:p>261,154</text:p>
          </table:table-cell>
          <table:table-cell office:value-type="float" office:value="16775" table:style-name="ce24">
            <text:p>16,775</text:p>
          </table:table-cell>
          <table:table-cell office:value-type="float" office:value="8651" table:style-name="ce24">
            <text:p>8,651</text:p>
          </table:table-cell>
          <table:table-cell office:value-type="float" office:value="8124" table:style-name="ce24">
            <text:p>8,124</text:p>
          </table:table-cell>
          <table:table-cell office:value-type="float" office:value="3.1125913830853156" table:style-name="ce25">
            <text:p>3.11</text:p>
          </table:table-cell>
          <table:table-cell office:value-type="float" office:value="26498" table:style-name="ce24">
            <text:p>26,498</text:p>
          </table:table-cell>
          <table:table-cell office:value-type="float" office:value="13667" table:style-name="ce24">
            <text:p>13,667</text:p>
          </table:table-cell>
          <table:table-cell office:value-type="float" office:value="12831" table:style-name="ce24">
            <text:p>12,831</text:p>
          </table:table-cell>
          <table:table-cell office:value-type="float" office:value="4.9166883140980442" table:style-name="ce26">
            <text:p>4.92</text:p>
          </table:table-cell>
          <table:table-cell office:value-type="float" office:value="50045" table:style-name="ce24">
            <text:p>50,045</text:p>
          </table:table-cell>
          <table:table-cell office:value-type="float" office:value="25782" table:style-name="ce24">
            <text:p>25,782</text:p>
          </table:table-cell>
          <table:table-cell office:value-type="float" office:value="24263" table:style-name="ce24">
            <text:p>24,263</text:p>
          </table:table-cell>
          <table:table-cell office:value-type="float" office:value="9.2858203139496052" table:style-name="ce25">
            <text:p>9.29</text:p>
          </table:table-cell>
          <table:table-cell office:value-type="float" office:value="54547" table:style-name="ce24">
            <text:p>54,547</text:p>
          </table:table-cell>
          <table:table-cell office:value-type="float" office:value="28136" table:style-name="ce24">
            <text:p>28,136</text:p>
          </table:table-cell>
          <table:table-cell office:value-type="float" office:value="26411" table:style-name="ce24">
            <text:p>26,411</text:p>
          </table:table-cell>
          <table:table-cell office:value-type="float" office:value="10.121163765910863" table:style-name="ce25">
            <text:p>10.12</text:p>
          </table:table-cell>
          <table:table-cell office:value-type="float" office:value="29461" table:style-name="ce24">
            <text:p>29,461</text:p>
          </table:table-cell>
          <table:table-cell office:value-type="float" office:value="15530" table:style-name="ce24">
            <text:p>15,530</text:p>
          </table:table-cell>
          <table:table-cell office:value-type="float" office:value="13931" table:style-name="ce24">
            <text:p>13,931</text:p>
          </table:table-cell>
          <table:table-cell office:value-type="float" office:value="5.4664712212862288" table:style-name="ce25">
            <text:p>5.47</text:p>
          </table:table-cell>
          <table:table-cell office:value-type="float" office:value="447601" table:style-name="ce24">
            <text:p>447,601</text:p>
          </table:table-cell>
          <table:table-cell office:value-type="float" office:value="230055" table:style-name="ce24">
            <text:p>230,055</text:p>
          </table:table-cell>
          <table:table-cell office:value-type="float" office:value="217546" table:style-name="ce24">
            <text:p>217,546</text:p>
          </table:table-cell>
          <table:table-cell office:value-type="float" office:value="83.052102274835789" table:style-name="ce25">
            <text:p>83.05</text:p>
          </table:table-cell>
          <table:table-cell office:value-type="float" office:value="95238" table:style-name="ce24">
            <text:p>95,238</text:p>
          </table:table-cell>
          <table:table-cell office:value-type="float" office:value="45179" table:style-name="ce24">
            <text:p>45,179</text:p>
          </table:table-cell>
          <table:table-cell office:value-type="float" office:value="50059" table:style-name="ce24">
            <text:p>50,059</text:p>
          </table:table-cell>
          <table:table-cell office:value-type="float" office:value="17.671354881805023" table:style-name="ce25">
            <text:p>17.6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57033" table:style-name="ce24">
            <text:p>1,257,033</text:p>
          </table:table-cell>
          <table:table-cell office:value-type="float" office:value="638686" table:style-name="ce24">
            <text:p>638,686</text:p>
          </table:table-cell>
          <table:table-cell office:value-type="float" office:value="618347" table:style-name="ce24">
            <text:p>618,347</text:p>
          </table:table-cell>
          <table:table-cell office:value-type="float" office:value="50817" table:style-name="ce24">
            <text:p>50,817</text:p>
          </table:table-cell>
          <table:table-cell office:value-type="float" office:value="26404" table:style-name="ce24">
            <text:p>26,404</text:p>
          </table:table-cell>
          <table:table-cell office:value-type="float" office:value="24413" table:style-name="ce24">
            <text:p>24,413</text:p>
          </table:table-cell>
          <table:table-cell office:value-type="float" office:value="4.0426146330287276" table:style-name="ce25">
            <text:p>4.04</text:p>
          </table:table-cell>
          <table:table-cell office:value-type="float" office:value="72229" table:style-name="ce24">
            <text:p>72,229</text:p>
          </table:table-cell>
          <table:table-cell office:value-type="float" office:value="37508" table:style-name="ce24">
            <text:p>37,508</text:p>
          </table:table-cell>
          <table:table-cell office:value-type="float" office:value="34721" table:style-name="ce24">
            <text:p>34,721</text:p>
          </table:table-cell>
          <table:table-cell office:value-type="float" office:value="5.7459907576014313" table:style-name="ce26">
            <text:p>5.75</text:p>
          </table:table-cell>
          <table:table-cell office:value-type="float" office:value="124095" table:style-name="ce24">
            <text:p>124,095</text:p>
          </table:table-cell>
          <table:table-cell office:value-type="float" office:value="64512" table:style-name="ce24">
            <text:p>64,512</text:p>
          </table:table-cell>
          <table:table-cell office:value-type="float" office:value="59583" table:style-name="ce24">
            <text:p>59,583</text:p>
          </table:table-cell>
          <table:table-cell office:value-type="float" office:value="9.8720558648818297" table:style-name="ce25">
            <text:p>9.87</text:p>
          </table:table-cell>
          <table:table-cell office:value-type="float" office:value="134554" table:style-name="ce24">
            <text:p>134,554</text:p>
          </table:table-cell>
          <table:table-cell office:value-type="float" office:value="70011" table:style-name="ce24">
            <text:p>70,011</text:p>
          </table:table-cell>
          <table:table-cell office:value-type="float" office:value="64543" table:style-name="ce24">
            <text:p>64,543</text:p>
          </table:table-cell>
          <table:table-cell office:value-type="float" office:value="10.704094482801963" table:style-name="ce25">
            <text:p>10.70</text:p>
          </table:table-cell>
          <table:table-cell office:value-type="float" office:value="68579" table:style-name="ce24">
            <text:p>68,579</text:p>
          </table:table-cell>
          <table:table-cell office:value-type="float" office:value="36191" table:style-name="ce24">
            <text:p>36,191</text:p>
          </table:table-cell>
          <table:table-cell office:value-type="float" office:value="32388" table:style-name="ce24">
            <text:p>32,388</text:p>
          </table:table-cell>
          <table:table-cell office:value-type="float" office:value="5.4556244744569149" table:style-name="ce25">
            <text:p>5.46</text:p>
          </table:table-cell>
          <table:table-cell office:value-type="float" office:value="1036370" table:style-name="ce24">
            <text:p>1,036,370</text:p>
          </table:table-cell>
          <table:table-cell office:value-type="float" office:value="523308" table:style-name="ce24">
            <text:p>523,308</text:p>
          </table:table-cell>
          <table:table-cell office:value-type="float" office:value="513062" table:style-name="ce24">
            <text:p>513,062</text:p>
          </table:table-cell>
          <table:table-cell office:value-type="float" office:value="82.445727359584026" table:style-name="ce25">
            <text:p>82.45</text:p>
          </table:table-cell>
          <table:table-cell office:value-type="float" office:value="217489" table:style-name="ce24">
            <text:p>217,489</text:p>
          </table:table-cell>
          <table:table-cell office:value-type="float" office:value="100535" table:style-name="ce24">
            <text:p>100,535</text:p>
          </table:table-cell>
          <table:table-cell office:value-type="float" office:value="116954" table:style-name="ce24">
            <text:p>116,954</text:p>
          </table:table-cell>
          <table:table-cell office:value-type="float" office:value="17.301773302689746" table:style-name="ce25">
            <text:p>17.30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5983" table:style-name="ce24">
            <text:p>485,983</text:p>
          </table:table-cell>
          <table:table-cell office:value-type="float" office:value="248298" table:style-name="ce24">
            <text:p>248,298</text:p>
          </table:table-cell>
          <table:table-cell office:value-type="float" office:value="237685" table:style-name="ce24">
            <text:p>237,685</text:p>
          </table:table-cell>
          <table:table-cell office:value-type="float" office:value="14880" table:style-name="ce24">
            <text:p>14,880</text:p>
          </table:table-cell>
          <table:table-cell office:value-type="float" office:value="7811" table:style-name="ce24">
            <text:p>7,811</text:p>
          </table:table-cell>
          <table:table-cell office:value-type="float" office:value="7069" table:style-name="ce24">
            <text:p>7,069</text:p>
          </table:table-cell>
          <table:table-cell office:value-type="float" office:value="3.0618354963033689" table:style-name="ce25">
            <text:p>3.06</text:p>
          </table:table-cell>
          <table:table-cell office:value-type="float" office:value="21963" table:style-name="ce24">
            <text:p>21,963</text:p>
          </table:table-cell>
          <table:table-cell office:value-type="float" office:value="11472" table:style-name="ce24">
            <text:p>11,472</text:p>
          </table:table-cell>
          <table:table-cell office:value-type="float" office:value="10491" table:style-name="ce24">
            <text:p>10,491</text:p>
          </table:table-cell>
          <table:table-cell office:value-type="float" office:value="4.5192938847655162" table:style-name="ce26">
            <text:p>4.52</text:p>
          </table:table-cell>
          <table:table-cell office:value-type="float" office:value="39868" table:style-name="ce24">
            <text:p>39,868</text:p>
          </table:table-cell>
          <table:table-cell office:value-type="float" office:value="20803" table:style-name="ce24">
            <text:p>20,803</text:p>
          </table:table-cell>
          <table:table-cell office:value-type="float" office:value="19065" table:style-name="ce24">
            <text:p>19,065</text:p>
          </table:table-cell>
          <table:table-cell office:value-type="float" office:value="8.2035791375418476" table:style-name="ce25">
            <text:p>8.20</text:p>
          </table:table-cell>
          <table:table-cell office:value-type="float" office:value="43425" table:style-name="ce24">
            <text:p>43,425</text:p>
          </table:table-cell>
          <table:table-cell office:value-type="float" office:value="22641" table:style-name="ce24">
            <text:p>22,641</text:p>
          </table:table-cell>
          <table:table-cell office:value-type="float" office:value="20784" table:style-name="ce24">
            <text:p>20,784</text:p>
          </table:table-cell>
          <table:table-cell office:value-type="float" office:value="8.9354977437482379" table:style-name="ce25">
            <text:p>8.94</text:p>
          </table:table-cell>
          <table:table-cell office:value-type="float" office:value="24387" table:style-name="ce24">
            <text:p>24,387</text:p>
          </table:table-cell>
          <table:table-cell office:value-type="float" office:value="12641" table:style-name="ce24">
            <text:p>12,641</text:p>
          </table:table-cell>
          <table:table-cell office:value-type="float" office:value="11746" table:style-name="ce24">
            <text:p>11,746</text:p>
          </table:table-cell>
          <table:table-cell office:value-type="float" office:value="5.018076764002033" table:style-name="ce25">
            <text:p>5.02</text:p>
          </table:table-cell>
          <table:table-cell office:value-type="float" office:value="411405" table:style-name="ce24">
            <text:p>411,405</text:p>
          </table:table-cell>
          <table:table-cell office:value-type="float" office:value="209481" table:style-name="ce24">
            <text:p>209,481</text:p>
          </table:table-cell>
          <table:table-cell office:value-type="float" office:value="201924" table:style-name="ce24">
            <text:p>201,924</text:p>
          </table:table-cell>
          <table:table-cell office:value-type="float" office:value="84.654195722895651" table:style-name="ce25">
            <text:p>84.65</text:p>
          </table:table-cell>
          <table:table-cell office:value-type="float" office:value="93970" table:style-name="ce24">
            <text:p>93,970</text:p>
          </table:table-cell>
          <table:table-cell office:value-type="float" office:value="44204" table:style-name="ce24">
            <text:p>44,204</text:p>
          </table:table-cell>
          <table:table-cell office:value-type="float" office:value="49766" table:style-name="ce24">
            <text:p>49,766</text:p>
          </table:table-cell>
          <table:table-cell office:value-type="float" office:value="19.336067310996473" table:style-name="ce25">
            <text:p>19.3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71182" table:style-name="ce24">
            <text:p>671,182</text:p>
          </table:table-cell>
          <table:table-cell office:value-type="float" office:value="346966" table:style-name="ce24">
            <text:p>346,966</text:p>
          </table:table-cell>
          <table:table-cell office:value-type="float" office:value="324216" table:style-name="ce24">
            <text:p>324,216</text:p>
          </table:table-cell>
          <table:table-cell office:value-type="float" office:value="20869" table:style-name="ce24">
            <text:p>20,869</text:p>
          </table:table-cell>
          <table:table-cell office:value-type="float" office:value="10787" table:style-name="ce24">
            <text:p>10,787</text:p>
          </table:table-cell>
          <table:table-cell office:value-type="float" office:value="10082" table:style-name="ce24">
            <text:p>10,082</text:p>
          </table:table-cell>
          <table:table-cell office:value-type="float" office:value="3.1092907735904718" table:style-name="ce25">
            <text:p>3.11</text:p>
          </table:table-cell>
          <table:table-cell office:value-type="float" office:value="30658" table:style-name="ce24">
            <text:p>30,658</text:p>
          </table:table-cell>
          <table:table-cell office:value-type="float" office:value="15783" table:style-name="ce24">
            <text:p>15,783</text:p>
          </table:table-cell>
          <table:table-cell office:value-type="float" office:value="14875" table:style-name="ce24">
            <text:p>14,875</text:p>
          </table:table-cell>
          <table:table-cell office:value-type="float" office:value="4.5677625442875405" table:style-name="ce26">
            <text:p>4.57</text:p>
          </table:table-cell>
          <table:table-cell office:value-type="float" office:value="55874" table:style-name="ce24">
            <text:p>55,874</text:p>
          </table:table-cell>
          <table:table-cell office:value-type="float" office:value="28914" table:style-name="ce24">
            <text:p>28,914</text:p>
          </table:table-cell>
          <table:table-cell office:value-type="float" office:value="26960" table:style-name="ce24">
            <text:p>26,960</text:p>
          </table:table-cell>
          <table:table-cell office:value-type="float" office:value="8.3247166938326718" table:style-name="ce25">
            <text:p>8.32</text:p>
          </table:table-cell>
          <table:table-cell office:value-type="float" office:value="61260" table:style-name="ce24">
            <text:p>61,260</text:p>
          </table:table-cell>
          <table:table-cell office:value-type="float" office:value="31718" table:style-name="ce24">
            <text:p>31,718</text:p>
          </table:table-cell>
          <table:table-cell office:value-type="float" office:value="29542" table:style-name="ce24">
            <text:p>29,542</text:p>
          </table:table-cell>
          <table:table-cell office:value-type="float" office:value="9.1271815990297718" table:style-name="ce25">
            <text:p>9.13</text:p>
          </table:table-cell>
          <table:table-cell office:value-type="float" office:value="35909" table:style-name="ce24">
            <text:p>35,909</text:p>
          </table:table-cell>
          <table:table-cell office:value-type="float" office:value="18833" table:style-name="ce24">
            <text:p>18,833</text:p>
          </table:table-cell>
          <table:table-cell office:value-type="float" office:value="17076" table:style-name="ce24">
            <text:p>17,076</text:p>
          </table:table-cell>
          <table:table-cell office:value-type="float" office:value="5.3501136800450553" table:style-name="ce25">
            <text:p>5.35</text:p>
          </table:table-cell>
          <table:table-cell office:value-type="float" office:value="564561" table:style-name="ce24">
            <text:p>564,561</text:p>
          </table:table-cell>
          <table:table-cell office:value-type="float" office:value="291482" table:style-name="ce24">
            <text:p>291,482</text:p>
          </table:table-cell>
          <table:table-cell office:value-type="float" office:value="273079" table:style-name="ce24">
            <text:p>273,079</text:p>
          </table:table-cell>
          <table:table-cell office:value-type="float" office:value="84.114442878384693" table:style-name="ce25">
            <text:p>84.11</text:p>
          </table:table-cell>
          <table:table-cell office:value-type="float" office:value="131875" table:style-name="ce24">
            <text:p>131,875</text:p>
          </table:table-cell>
          <table:table-cell office:value-type="float" office:value="60709" table:style-name="ce24">
            <text:p>60,709</text:p>
          </table:table-cell>
          <table:table-cell office:value-type="float" office:value="71166" table:style-name="ce24">
            <text:p>71,166</text:p>
          </table:table-cell>
          <table:table-cell office:value-type="float" office:value="19.648172924780464" table:style-name="ce25">
            <text:p>19.6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4293" table:style-name="ce24">
            <text:p>494,293</text:p>
          </table:table-cell>
          <table:table-cell office:value-type="float" office:value="256417" table:style-name="ce24">
            <text:p>256,417</text:p>
          </table:table-cell>
          <table:table-cell office:value-type="float" office:value="237876" table:style-name="ce24">
            <text:p>237,876</text:p>
          </table:table-cell>
          <table:table-cell office:value-type="float" office:value="13115" table:style-name="ce24">
            <text:p>13,115</text:p>
          </table:table-cell>
          <table:table-cell office:value-type="float" office:value="6688" table:style-name="ce24">
            <text:p>6,688</text:p>
          </table:table-cell>
          <table:table-cell office:value-type="float" office:value="6427" table:style-name="ce24">
            <text:p>6,427</text:p>
          </table:table-cell>
          <table:table-cell office:value-type="float" office:value="2.653284590313842" table:style-name="ce25">
            <text:p>2.65</text:p>
          </table:table-cell>
          <table:table-cell office:value-type="float" office:value="18836" table:style-name="ce24">
            <text:p>18,836</text:p>
          </table:table-cell>
          <table:table-cell office:value-type="float" office:value="9679" table:style-name="ce24">
            <text:p>9,679</text:p>
          </table:table-cell>
          <table:table-cell office:value-type="float" office:value="9157" table:style-name="ce24">
            <text:p>9,157</text:p>
          </table:table-cell>
          <table:table-cell office:value-type="float" office:value="3.8106952758788815" table:style-name="ce26">
            <text:p>3.81</text:p>
          </table:table-cell>
          <table:table-cell office:value-type="float" office:value="33523" table:style-name="ce24">
            <text:p>33,523</text:p>
          </table:table-cell>
          <table:table-cell office:value-type="float" office:value="17319" table:style-name="ce24">
            <text:p>17,319</text:p>
          </table:table-cell>
          <table:table-cell office:value-type="float" office:value="16204" table:style-name="ce24">
            <text:p>16,204</text:p>
          </table:table-cell>
          <table:table-cell office:value-type="float" office:value="6.7820098605482979" table:style-name="ce25">
            <text:p>6.78</text:p>
          </table:table-cell>
          <table:table-cell office:value-type="float" office:value="36585" table:style-name="ce24">
            <text:p>36,585</text:p>
          </table:table-cell>
          <table:table-cell office:value-type="float" office:value="18948" table:style-name="ce24">
            <text:p>18,948</text:p>
          </table:table-cell>
          <table:table-cell office:value-type="float" office:value="17637" table:style-name="ce24">
            <text:p>17,637</text:p>
          </table:table-cell>
          <table:table-cell office:value-type="float" office:value="7.401480498408838" table:style-name="ce25">
            <text:p>7.40</text:p>
          </table:table-cell>
          <table:table-cell office:value-type="float" office:value="22766" table:style-name="ce24">
            <text:p>22,766</text:p>
          </table:table-cell>
          <table:table-cell office:value-type="float" office:value="11988" table:style-name="ce24">
            <text:p>11,988</text:p>
          </table:table-cell>
          <table:table-cell office:value-type="float" office:value="10778" table:style-name="ce24">
            <text:p>10,778</text:p>
          </table:table-cell>
          <table:table-cell office:value-type="float" office:value="4.6057702617678178" table:style-name="ce25">
            <text:p>4.61</text:p>
          </table:table-cell>
          <table:table-cell office:value-type="float" office:value="427326" table:style-name="ce24">
            <text:p>427,326</text:p>
          </table:table-cell>
          <table:table-cell office:value-type="float" office:value="221503" table:style-name="ce24">
            <text:p>221,503</text:p>
          </table:table-cell>
          <table:table-cell office:value-type="float" office:value="205823" table:style-name="ce24">
            <text:p>205,823</text:p>
          </table:table-cell>
          <table:table-cell office:value-type="float" office:value="86.451962702283865" table:style-name="ce25">
            <text:p>86.45</text:p>
          </table:table-cell>
          <table:table-cell office:value-type="float" office:value="103770" table:style-name="ce24">
            <text:p>103,770</text:p>
          </table:table-cell>
          <table:table-cell office:value-type="float" office:value="48385" table:style-name="ce24">
            <text:p>48,385</text:p>
          </table:table-cell>
          <table:table-cell office:value-type="float" office:value="55385" table:style-name="ce24">
            <text:p>55,385</text:p>
          </table:table-cell>
          <table:table-cell office:value-type="float" office:value="20.993621192288785" table:style-name="ce25">
            <text:p>20.9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5717" table:style-name="ce24">
            <text:p>805,717</text:p>
          </table:table-cell>
          <table:table-cell office:value-type="float" office:value="410328" table:style-name="ce24">
            <text:p>410,328</text:p>
          </table:table-cell>
          <table:table-cell office:value-type="float" office:value="395389" table:style-name="ce24">
            <text:p>395,389</text:p>
          </table:table-cell>
          <table:table-cell office:value-type="float" office:value="24151" table:style-name="ce24">
            <text:p>24,151</text:p>
          </table:table-cell>
          <table:table-cell office:value-type="float" office:value="12527" table:style-name="ce24">
            <text:p>12,527</text:p>
          </table:table-cell>
          <table:table-cell office:value-type="float" office:value="11624" table:style-name="ce24">
            <text:p>11,624</text:p>
          </table:table-cell>
          <table:table-cell office:value-type="float" office:value="2.9974544411995776" table:style-name="ce25">
            <text:p>3.00</text:p>
          </table:table-cell>
          <table:table-cell office:value-type="float" office:value="35840" table:style-name="ce24">
            <text:p>35,840</text:p>
          </table:table-cell>
          <table:table-cell office:value-type="float" office:value="18665" table:style-name="ce24">
            <text:p>18,665</text:p>
          </table:table-cell>
          <table:table-cell office:value-type="float" office:value="17175" table:style-name="ce24">
            <text:p>17,175</text:p>
          </table:table-cell>
          <table:table-cell office:value-type="float" office:value="4.4482119652433791" table:style-name="ce26">
            <text:p>4.45</text:p>
          </table:table-cell>
          <table:table-cell office:value-type="float" office:value="64440" table:style-name="ce24">
            <text:p>64,440</text:p>
          </table:table-cell>
          <table:table-cell office:value-type="float" office:value="33541" table:style-name="ce24">
            <text:p>33,541</text:p>
          </table:table-cell>
          <table:table-cell office:value-type="float" office:value="30899" table:style-name="ce24">
            <text:p>30,899</text:p>
          </table:table-cell>
          <table:table-cell office:value-type="float" office:value="7.9978453973293355" table:style-name="ce25">
            <text:p>8.00</text:p>
          </table:table-cell>
          <table:table-cell office:value-type="float" office:value="70200" table:style-name="ce24">
            <text:p>70,200</text:p>
          </table:table-cell>
          <table:table-cell office:value-type="float" office:value="36524" table:style-name="ce24">
            <text:p>36,524</text:p>
          </table:table-cell>
          <table:table-cell office:value-type="float" office:value="33676" table:style-name="ce24">
            <text:p>33,676</text:p>
          </table:table-cell>
          <table:table-cell office:value-type="float" office:value="8.7127366060291642" table:style-name="ce25">
            <text:p>8.71</text:p>
          </table:table-cell>
          <table:table-cell office:value-type="float" office:value="38786" table:style-name="ce24">
            <text:p>38,786</text:p>
          </table:table-cell>
          <table:table-cell office:value-type="float" office:value="20327" table:style-name="ce24">
            <text:p>20,327</text:p>
          </table:table-cell>
          <table:table-cell office:value-type="float" office:value="18459" table:style-name="ce24">
            <text:p>18,459</text:p>
          </table:table-cell>
          <table:table-cell office:value-type="float" office:value="4.8138490313596458" table:style-name="ce25">
            <text:p>4.81</text:p>
          </table:table-cell>
          <table:table-cell office:value-type="float" office:value="685911" table:style-name="ce24">
            <text:p>685,911</text:p>
          </table:table-cell>
          <table:table-cell office:value-type="float" office:value="347880" table:style-name="ce24">
            <text:p>347,880</text:p>
          </table:table-cell>
          <table:table-cell office:value-type="float" office:value="338031" table:style-name="ce24">
            <text:p>338,031</text:p>
          </table:table-cell>
          <table:table-cell office:value-type="float" office:value="85.130511085157693" table:style-name="ce25">
            <text:p>85.13</text:p>
          </table:table-cell>
          <table:table-cell office:value-type="float" office:value="150344" table:style-name="ce24">
            <text:p>150,344</text:p>
          </table:table-cell>
          <table:table-cell office:value-type="float" office:value="70128" table:style-name="ce24">
            <text:p>70,128</text:p>
          </table:table-cell>
          <table:table-cell office:value-type="float" office:value="80216" table:style-name="ce24">
            <text:p>80,216</text:p>
          </table:table-cell>
          <table:table-cell office:value-type="float" office:value="18.659653451522061" table:style-name="ce25">
            <text:p>18.66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3718" table:style-name="ce24">
            <text:p>213,718</text:p>
          </table:table-cell>
          <table:table-cell office:value-type="float" office:value="109715" table:style-name="ce24">
            <text:p>109,715</text:p>
          </table:table-cell>
          <table:table-cell office:value-type="float" office:value="104003" table:style-name="ce24">
            <text:p>104,003</text:p>
          </table:table-cell>
          <table:table-cell office:value-type="float" office:value="7173" table:style-name="ce24">
            <text:p>7,173</text:p>
          </table:table-cell>
          <table:table-cell office:value-type="float" office:value="3786" table:style-name="ce24">
            <text:p>3,786</text:p>
          </table:table-cell>
          <table:table-cell office:value-type="float" office:value="3387" table:style-name="ce24">
            <text:p>3,387</text:p>
          </table:table-cell>
          <table:table-cell office:value-type="float" office:value="3.356291936102715" table:style-name="ce25">
            <text:p>3.36</text:p>
          </table:table-cell>
          <table:table-cell office:value-type="float" office:value="10444" table:style-name="ce24">
            <text:p>10,444</text:p>
          </table:table-cell>
          <table:table-cell office:value-type="float" office:value="5446" table:style-name="ce24">
            <text:p>5,446</text:p>
          </table:table-cell>
          <table:table-cell office:value-type="float" office:value="4998" table:style-name="ce24">
            <text:p>4,998</text:p>
          </table:table-cell>
          <table:table-cell office:value-type="float" office:value="4.8868134644718744" table:style-name="ce26">
            <text:p>4.89</text:p>
          </table:table-cell>
          <table:table-cell office:value-type="float" office:value="18749" table:style-name="ce24">
            <text:p>18,749</text:p>
          </table:table-cell>
          <table:table-cell office:value-type="float" office:value="9809" table:style-name="ce24">
            <text:p>9,809</text:p>
          </table:table-cell>
          <table:table-cell office:value-type="float" office:value="8940" table:style-name="ce24">
            <text:p>8,940</text:p>
          </table:table-cell>
          <table:table-cell office:value-type="float" office:value="8.7727753394660262" table:style-name="ce25">
            <text:p>8.77</text:p>
          </table:table-cell>
          <table:table-cell office:value-type="float" office:value="20398" table:style-name="ce24">
            <text:p>20,398</text:p>
          </table:table-cell>
          <table:table-cell office:value-type="float" office:value="10699" table:style-name="ce24">
            <text:p>10,699</text:p>
          </table:table-cell>
          <table:table-cell office:value-type="float" office:value="9699" table:style-name="ce24">
            <text:p>9,699</text:p>
          </table:table-cell>
          <table:table-cell office:value-type="float" office:value="9.5443528387875602" table:style-name="ce25">
            <text:p>9.54</text:p>
          </table:table-cell>
          <table:table-cell office:value-type="float" office:value="11158" table:style-name="ce24">
            <text:p>11,158</text:p>
          </table:table-cell>
          <table:table-cell office:value-type="float" office:value="5947" table:style-name="ce24">
            <text:p>5,947</text:p>
          </table:table-cell>
          <table:table-cell office:value-type="float" office:value="5211" table:style-name="ce24">
            <text:p>5,211</text:p>
          </table:table-cell>
          <table:table-cell office:value-type="float" office:value="5.2208985672708899" table:style-name="ce25">
            <text:p>5.22</text:p>
          </table:table-cell>
          <table:table-cell office:value-type="float" office:value="179169" table:style-name="ce24">
            <text:p>179,169</text:p>
          </table:table-cell>
          <table:table-cell office:value-type="float" office:value="91582" table:style-name="ce24">
            <text:p>91,582</text:p>
          </table:table-cell>
          <table:table-cell office:value-type="float" office:value="87587" table:style-name="ce24">
            <text:p>87,587</text:p>
          </table:table-cell>
          <table:table-cell office:value-type="float" office:value="83.834305018763047" table:style-name="ce25">
            <text:p>83.83</text:p>
          </table:table-cell>
          <table:table-cell office:value-type="float" office:value="38570" table:style-name="ce24">
            <text:p>38,570</text:p>
          </table:table-cell>
          <table:table-cell office:value-type="float" office:value="17450" table:style-name="ce24">
            <text:p>17,450</text:p>
          </table:table-cell>
          <table:table-cell office:value-type="float" office:value="21120" table:style-name="ce24">
            <text:p>21,120</text:p>
          </table:table-cell>
          <table:table-cell office:value-type="float" office:value="18.047146239437016" table:style-name="ce25">
            <text:p>18.0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21971" table:style-name="ce24">
            <text:p>321,971</text:p>
          </table:table-cell>
          <table:table-cell office:value-type="float" office:value="162726" table:style-name="ce24">
            <text:p>162,726</text:p>
          </table:table-cell>
          <table:table-cell office:value-type="float" office:value="159245" table:style-name="ce24">
            <text:p>159,245</text:p>
          </table:table-cell>
          <table:table-cell office:value-type="float" office:value="11337" table:style-name="ce24">
            <text:p>11,337</text:p>
          </table:table-cell>
          <table:table-cell office:value-type="float" office:value="5903" table:style-name="ce24">
            <text:p>5,903</text:p>
          </table:table-cell>
          <table:table-cell office:value-type="float" office:value="5434" table:style-name="ce24">
            <text:p>5,434</text:p>
          </table:table-cell>
          <table:table-cell office:value-type="float" office:value="3.5211245733311385" table:style-name="ce25">
            <text:p>3.52</text:p>
          </table:table-cell>
          <table:table-cell office:value-type="float" office:value="16726" table:style-name="ce24">
            <text:p>16,726</text:p>
          </table:table-cell>
          <table:table-cell office:value-type="float" office:value="8697" table:style-name="ce24">
            <text:p>8,697</text:p>
          </table:table-cell>
          <table:table-cell office:value-type="float" office:value="8029" table:style-name="ce24">
            <text:p>8,029</text:p>
          </table:table-cell>
          <table:table-cell office:value-type="float" office:value="5.1948777995533764" table:style-name="ce26">
            <text:p>5.19</text:p>
          </table:table-cell>
          <table:table-cell office:value-type="float" office:value="29431" table:style-name="ce24">
            <text:p>29,431</text:p>
          </table:table-cell>
          <table:table-cell office:value-type="float" office:value="15405" table:style-name="ce24">
            <text:p>15,405</text:p>
          </table:table-cell>
          <table:table-cell office:value-type="float" office:value="14026" table:style-name="ce24">
            <text:p>14,026</text:p>
          </table:table-cell>
          <table:table-cell office:value-type="float" office:value="9.1408853592404284" table:style-name="ce25">
            <text:p>9.14</text:p>
          </table:table-cell>
          <table:table-cell office:value-type="float" office:value="31992" table:style-name="ce24">
            <text:p>31,992</text:p>
          </table:table-cell>
          <table:table-cell office:value-type="float" office:value="16748" table:style-name="ce24">
            <text:p>16,748</text:p>
          </table:table-cell>
          <table:table-cell office:value-type="float" office:value="15244" table:style-name="ce24">
            <text:p>15,244</text:p>
          </table:table-cell>
          <table:table-cell office:value-type="float" office:value="9.936298610744446" table:style-name="ce25">
            <text:p>9.94</text:p>
          </table:table-cell>
          <table:table-cell office:value-type="float" office:value="16456" table:style-name="ce24">
            <text:p>16,456</text:p>
          </table:table-cell>
          <table:table-cell office:value-type="float" office:value="8629" table:style-name="ce24">
            <text:p>8,629</text:p>
          </table:table-cell>
          <table:table-cell office:value-type="float" office:value="7827" table:style-name="ce24">
            <text:p>7,827</text:p>
          </table:table-cell>
          <table:table-cell office:value-type="float" office:value="5.1110193154041825" table:style-name="ce25">
            <text:p>5.11</text:p>
          </table:table-cell>
          <table:table-cell office:value-type="float" office:value="269432" table:style-name="ce24">
            <text:p>269,432</text:p>
          </table:table-cell>
          <table:table-cell office:value-type="float" office:value="135181" table:style-name="ce24">
            <text:p>135,181</text:p>
          </table:table-cell>
          <table:table-cell office:value-type="float" office:value="134251" table:style-name="ce24">
            <text:p>134,251</text:p>
          </table:table-cell>
          <table:table-cell office:value-type="float" office:value="83.682070745501917" table:style-name="ce25">
            <text:p>83.68</text:p>
          </table:table-cell>
          <table:table-cell office:value-type="float" office:value="58528" table:style-name="ce24">
            <text:p>58,528</text:p>
          </table:table-cell>
          <table:table-cell office:value-type="float" office:value="26921" table:style-name="ce24">
            <text:p>26,921</text:p>
          </table:table-cell>
          <table:table-cell office:value-type="float" office:value="31607" table:style-name="ce24">
            <text:p>31,607</text:p>
          </table:table-cell>
          <table:table-cell office:value-type="float" office:value="18.178034667718521" table:style-name="ce25">
            <text:p>18.1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6147" table:style-name="ce24">
            <text:p>106,147</text:p>
          </table:table-cell>
          <table:table-cell office:value-type="float" office:value="54656" table:style-name="ce24">
            <text:p>54,656</text:p>
          </table:table-cell>
          <table:table-cell office:value-type="float" office:value="51491" table:style-name="ce24">
            <text:p>51,491</text:p>
          </table:table-cell>
          <table:table-cell office:value-type="float" office:value="4238" table:style-name="ce24">
            <text:p>4,238</text:p>
          </table:table-cell>
          <table:table-cell office:value-type="float" office:value="2231" table:style-name="ce24">
            <text:p>2,231</text:p>
          </table:table-cell>
          <table:table-cell office:value-type="float" office:value="2007" table:style-name="ce24">
            <text:p>2,007</text:p>
          </table:table-cell>
          <table:table-cell office:value-type="float" office:value="3.9925763328214647" table:style-name="ce25">
            <text:p>3.99</text:p>
          </table:table-cell>
          <table:table-cell office:value-type="float" office:value="5627" table:style-name="ce24">
            <text:p>5,627</text:p>
          </table:table-cell>
          <table:table-cell office:value-type="float" office:value="2971" table:style-name="ce24">
            <text:p>2,971</text:p>
          </table:table-cell>
          <table:table-cell office:value-type="float" office:value="2656" table:style-name="ce24">
            <text:p>2,656</text:p>
          </table:table-cell>
          <table:table-cell office:value-type="float" office:value="5.3011389864998542" table:style-name="ce26">
            <text:p>5.30</text:p>
          </table:table-cell>
          <table:table-cell office:value-type="float" office:value="8816" table:style-name="ce24">
            <text:p>8,816</text:p>
          </table:table-cell>
          <table:table-cell office:value-type="float" office:value="4645" table:style-name="ce24">
            <text:p>4,645</text:p>
          </table:table-cell>
          <table:table-cell office:value-type="float" office:value="4171" table:style-name="ce24">
            <text:p>4,171</text:p>
          </table:table-cell>
          <table:table-cell office:value-type="float" office:value="8.3054631784223751" table:style-name="ce25">
            <text:p>8.31</text:p>
          </table:table-cell>
          <table:table-cell office:value-type="float" office:value="9416" table:style-name="ce24">
            <text:p>9,416</text:p>
          </table:table-cell>
          <table:table-cell office:value-type="float" office:value="4953" table:style-name="ce24">
            <text:p>4,953</text:p>
          </table:table-cell>
          <table:table-cell office:value-type="float" office:value="4463" table:style-name="ce24">
            <text:p>4,463</text:p>
          </table:table-cell>
          <table:table-cell office:value-type="float" office:value="8.8707170245037545" table:style-name="ce25">
            <text:p>8.87</text:p>
          </table:table-cell>
          <table:table-cell office:value-type="float" office:value="4351" table:style-name="ce24">
            <text:p>4,351</text:p>
          </table:table-cell>
          <table:table-cell office:value-type="float" office:value="2246" table:style-name="ce24">
            <text:p>2,246</text:p>
          </table:table-cell>
          <table:table-cell office:value-type="float" office:value="2105" table:style-name="ce24">
            <text:p>2,105</text:p>
          </table:table-cell>
          <table:table-cell office:value-type="float" office:value="4.0990324738334571" table:style-name="ce25">
            <text:p>4.10</text:p>
          </table:table-cell>
          <table:table-cell office:value-type="float" office:value="90283" table:style-name="ce24">
            <text:p>90,283</text:p>
          </table:table-cell>
          <table:table-cell office:value-type="float" office:value="46283" table:style-name="ce24">
            <text:p>46,283</text:p>
          </table:table-cell>
          <table:table-cell office:value-type="float" office:value="44000" table:style-name="ce24">
            <text:p>44,000</text:p>
          </table:table-cell>
          <table:table-cell office:value-type="float" office:value="85.054688309608366" table:style-name="ce25">
            <text:p>85.05</text:p>
          </table:table-cell>
          <table:table-cell office:value-type="float" office:value="18706" table:style-name="ce24">
            <text:p>18,706</text:p>
          </table:table-cell>
          <table:table-cell office:value-type="float" office:value="8732" table:style-name="ce24">
            <text:p>8,732</text:p>
          </table:table-cell>
          <table:table-cell office:value-type="float" office:value="9974" table:style-name="ce24">
            <text:p>9,974</text:p>
          </table:table-cell>
          <table:table-cell office:value-type="float" office:value="17.622730741330418" table:style-name="ce25">
            <text:p>17.62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4766" table:style-name="ce24">
            <text:p>364,766</text:p>
          </table:table-cell>
          <table:table-cell office:value-type="float" office:value="181861" table:style-name="ce24">
            <text:p>181,861</text:p>
          </table:table-cell>
          <table:table-cell office:value-type="float" office:value="182905" table:style-name="ce24">
            <text:p>182,905</text:p>
          </table:table-cell>
          <table:table-cell office:value-type="float" office:value="10226" table:style-name="ce24">
            <text:p>10,226</text:p>
          </table:table-cell>
          <table:table-cell office:value-type="float" office:value="5304" table:style-name="ce24">
            <text:p>5,304</text:p>
          </table:table-cell>
          <table:table-cell office:value-type="float" office:value="4922" table:style-name="ce24">
            <text:p>4,922</text:p>
          </table:table-cell>
          <table:table-cell office:value-type="float" office:value="2.8034411101911911" table:style-name="ce25">
            <text:p>2.80</text:p>
          </table:table-cell>
          <table:table-cell office:value-type="float" office:value="15637" table:style-name="ce24">
            <text:p>15,637</text:p>
          </table:table-cell>
          <table:table-cell office:value-type="float" office:value="8104" table:style-name="ce24">
            <text:p>8,104</text:p>
          </table:table-cell>
          <table:table-cell office:value-type="float" office:value="7533" table:style-name="ce24">
            <text:p>7,533</text:p>
          </table:table-cell>
          <table:table-cell office:value-type="float" office:value="4.286857876008181" table:style-name="ce26">
            <text:p>4.29</text:p>
          </table:table-cell>
          <table:table-cell office:value-type="float" office:value="28519" table:style-name="ce24">
            <text:p>28,519</text:p>
          </table:table-cell>
          <table:table-cell office:value-type="float" office:value="14710" table:style-name="ce24">
            <text:p>14,710</text:p>
          </table:table-cell>
          <table:table-cell office:value-type="float" office:value="13809" table:style-name="ce24">
            <text:p>13,809</text:p>
          </table:table-cell>
          <table:table-cell office:value-type="float" office:value="7.8184370253806552" table:style-name="ce25">
            <text:p>7.82</text:p>
          </table:table-cell>
          <table:table-cell office:value-type="float" office:value="31155" table:style-name="ce24">
            <text:p>31,155</text:p>
          </table:table-cell>
          <table:table-cell office:value-type="float" office:value="16050" table:style-name="ce24">
            <text:p>16,050</text:p>
          </table:table-cell>
          <table:table-cell office:value-type="float" office:value="15105" table:style-name="ce24">
            <text:p>15,105</text:p>
          </table:table-cell>
          <table:table-cell office:value-type="float" office:value="8.5410920973994298" table:style-name="ce25">
            <text:p>8.54</text:p>
          </table:table-cell>
          <table:table-cell office:value-type="float" office:value="17006" table:style-name="ce24">
            <text:p>17,006</text:p>
          </table:table-cell>
          <table:table-cell office:value-type="float" office:value="8862" table:style-name="ce24">
            <text:p>8,862</text:p>
          </table:table-cell>
          <table:table-cell office:value-type="float" office:value="8144" table:style-name="ce24">
            <text:p>8,144</text:p>
          </table:table-cell>
          <table:table-cell office:value-type="float" office:value="4.6621669782819666" table:style-name="ce25">
            <text:p>4.66</text:p>
          </table:table-cell>
          <table:table-cell office:value-type="float" office:value="312357" table:style-name="ce24">
            <text:p>312,357</text:p>
          </table:table-cell>
          <table:table-cell office:value-type="float" office:value="154621" table:style-name="ce24">
            <text:p>154,621</text:p>
          </table:table-cell>
          <table:table-cell office:value-type="float" office:value="157736" table:style-name="ce24">
            <text:p>157,736</text:p>
          </table:table-cell>
          <table:table-cell office:value-type="float" office:value="85.63215869900155" table:style-name="ce25">
            <text:p>85.63</text:p>
          </table:table-cell>
          <table:table-cell office:value-type="float" office:value="66806" table:style-name="ce24">
            <text:p>66,806</text:p>
          </table:table-cell>
          <table:table-cell office:value-type="float" office:value="30160" table:style-name="ce24">
            <text:p>30,160</text:p>
          </table:table-cell>
          <table:table-cell office:value-type="float" office:value="36646" table:style-name="ce24">
            <text:p>36,646</text:p>
          </table:table-cell>
          <table:table-cell office:value-type="float" office:value="18.314755212931029" table:style-name="ce25">
            <text:p>18.31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2844" table:style-name="ce24">
            <text:p>452,844</text:p>
          </table:table-cell>
          <table:table-cell office:value-type="float" office:value="223672" table:style-name="ce24">
            <text:p>223,672</text:p>
          </table:table-cell>
          <table:table-cell office:value-type="float" office:value="229172" table:style-name="ce24">
            <text:p>229,172</text:p>
          </table:table-cell>
          <table:table-cell office:value-type="float" office:value="21590" table:style-name="ce24">
            <text:p>21,590</text:p>
          </table:table-cell>
          <table:table-cell office:value-type="float" office:value="11156" table:style-name="ce24">
            <text:p>11,156</text:p>
          </table:table-cell>
          <table:table-cell office:value-type="float" office:value="10434" table:style-name="ce24">
            <text:p>10,434</text:p>
          </table:table-cell>
          <table:table-cell office:value-type="float" office:value="4.7676462534559363" table:style-name="ce25">
            <text:p>4.77</text:p>
          </table:table-cell>
          <table:table-cell office:value-type="float" office:value="32945" table:style-name="ce24">
            <text:p>32,945</text:p>
          </table:table-cell>
          <table:table-cell office:value-type="float" office:value="17017" table:style-name="ce24">
            <text:p>17,017</text:p>
          </table:table-cell>
          <table:table-cell office:value-type="float" office:value="15928" table:style-name="ce24">
            <text:p>15,928</text:p>
          </table:table-cell>
          <table:table-cell office:value-type="float" office:value="7.2751322751322745" table:style-name="ce26">
            <text:p>7.28</text:p>
          </table:table-cell>
          <table:table-cell office:value-type="float" office:value="60255" table:style-name="ce24">
            <text:p>60,255</text:p>
          </table:table-cell>
          <table:table-cell office:value-type="float" office:value="31225" table:style-name="ce24">
            <text:p>31,225</text:p>
          </table:table-cell>
          <table:table-cell office:value-type="float" office:value="29030" table:style-name="ce24">
            <text:p>29,030</text:p>
          </table:table-cell>
          <table:table-cell office:value-type="float" office:value="13.305906669846571" table:style-name="ce25">
            <text:p>13.31</text:p>
          </table:table-cell>
          <table:table-cell office:value-type="float" office:value="65441" table:style-name="ce24">
            <text:p>65,441</text:p>
          </table:table-cell>
          <table:table-cell office:value-type="float" office:value="33943" table:style-name="ce24">
            <text:p>33,943</text:p>
          </table:table-cell>
          <table:table-cell office:value-type="float" office:value="31498" table:style-name="ce24">
            <text:p>31,498</text:p>
          </table:table-cell>
          <table:table-cell office:value-type="float" office:value="14.45111340770773" table:style-name="ce25">
            <text:p>14.45</text:p>
          </table:table-cell>
          <table:table-cell office:value-type="float" office:value="29434" table:style-name="ce24">
            <text:p>29,434</text:p>
          </table:table-cell>
          <table:table-cell office:value-type="float" office:value="15423" table:style-name="ce24">
            <text:p>15,423</text:p>
          </table:table-cell>
          <table:table-cell office:value-type="float" office:value="14011" table:style-name="ce24">
            <text:p>14,011</text:p>
          </table:table-cell>
          <table:table-cell office:value-type="float" office:value="6.4998100891256154" table:style-name="ce25">
            <text:p>6.50</text:p>
          </table:table-cell>
          <table:table-cell office:value-type="float" office:value="353191" table:style-name="ce24">
            <text:p>353,191</text:p>
          </table:table-cell>
          <table:table-cell office:value-type="float" office:value="171798" table:style-name="ce24">
            <text:p>171,798</text:p>
          </table:table-cell>
          <table:table-cell office:value-type="float" office:value="181393" table:style-name="ce24">
            <text:p>181,393</text:p>
          </table:table-cell>
          <table:table-cell office:value-type="float" office:value="77.993967017339301" table:style-name="ce25">
            <text:p>77.99</text:p>
          </table:table-cell>
          <table:table-cell office:value-type="float" office:value="61182" table:style-name="ce24">
            <text:p>61,182</text:p>
          </table:table-cell>
          <table:table-cell office:value-type="float" office:value="27086" table:style-name="ce24">
            <text:p>27,086</text:p>
          </table:table-cell>
          <table:table-cell office:value-type="float" office:value="34096" table:style-name="ce24">
            <text:p>34,096</text:p>
          </table:table-cell>
          <table:table-cell office:value-type="float" office:value="13.510612926305749" table:style-name="ce25">
            <text:p>13.51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5208" table:style-name="ce24">
            <text:p>265,208</text:p>
          </table:table-cell>
          <table:table-cell office:value-type="float" office:value="128102" table:style-name="ce24">
            <text:p>128,102</text:p>
          </table:table-cell>
          <table:table-cell office:value-type="float" office:value="137106" table:style-name="ce24">
            <text:p>137,106</text:p>
          </table:table-cell>
          <table:table-cell office:value-type="float" office:value="9122" table:style-name="ce24">
            <text:p>9,122</text:p>
          </table:table-cell>
          <table:table-cell office:value-type="float" office:value="4780" table:style-name="ce24">
            <text:p>4,780</text:p>
          </table:table-cell>
          <table:table-cell office:value-type="float" office:value="4342" table:style-name="ce24">
            <text:p>4,342</text:p>
          </table:table-cell>
          <table:table-cell office:value-type="float" office:value="3.4395644173629751" table:style-name="ce25">
            <text:p>3.44</text:p>
          </table:table-cell>
          <table:table-cell office:value-type="float" office:value="14224" table:style-name="ce24">
            <text:p>14,224</text:p>
          </table:table-cell>
          <table:table-cell office:value-type="float" office:value="7325" table:style-name="ce24">
            <text:p>7,325</text:p>
          </table:table-cell>
          <table:table-cell office:value-type="float" office:value="6899" table:style-name="ce24">
            <text:p>6,899</text:p>
          </table:table-cell>
          <table:table-cell office:value-type="float" office:value="5.3633374558836833" table:style-name="ce26">
            <text:p>5.36</text:p>
          </table:table-cell>
          <table:table-cell office:value-type="float" office:value="26704" table:style-name="ce24">
            <text:p>26,704</text:p>
          </table:table-cell>
          <table:table-cell office:value-type="float" office:value="13899" table:style-name="ce24">
            <text:p>13,899</text:p>
          </table:table-cell>
          <table:table-cell office:value-type="float" office:value="12805" table:style-name="ce24">
            <text:p>12,805</text:p>
          </table:table-cell>
          <table:table-cell office:value-type="float" office:value="10.069077855871617" table:style-name="ce25">
            <text:p>10.07</text:p>
          </table:table-cell>
          <table:table-cell office:value-type="float" office:value="29255" table:style-name="ce24">
            <text:p>29,255</text:p>
          </table:table-cell>
          <table:table-cell office:value-type="float" office:value="15217" table:style-name="ce24">
            <text:p>15,217</text:p>
          </table:table-cell>
          <table:table-cell office:value-type="float" office:value="14038" table:style-name="ce24">
            <text:p>14,038</text:p>
          </table:table-cell>
          <table:table-cell office:value-type="float" office:value="11.030964375131971" table:style-name="ce25">
            <text:p>11.03</text:p>
          </table:table-cell>
          <table:table-cell office:value-type="float" office:value="15826" table:style-name="ce24">
            <text:p>15,826</text:p>
          </table:table-cell>
          <table:table-cell office:value-type="float" office:value="8280" table:style-name="ce24">
            <text:p>8,280</text:p>
          </table:table-cell>
          <table:table-cell office:value-type="float" office:value="7546" table:style-name="ce24">
            <text:p>7,546</text:p>
          </table:table-cell>
          <table:table-cell office:value-type="float" office:value="5.9673916322282885" table:style-name="ce25">
            <text:p>5.97</text:p>
          </table:table-cell>
          <table:table-cell office:value-type="float" office:value="216693" table:style-name="ce24">
            <text:p>216,693</text:p>
          </table:table-cell>
          <table:table-cell office:value-type="float" office:value="102806" table:style-name="ce24">
            <text:p>102,806</text:p>
          </table:table-cell>
          <table:table-cell office:value-type="float" office:value="113887" table:style-name="ce24">
            <text:p>113,887</text:p>
          </table:table-cell>
          <table:table-cell office:value-type="float" office:value="81.706811257578963" table:style-name="ce25">
            <text:p>81.71</text:p>
          </table:table-cell>
          <table:table-cell office:value-type="float" office:value="44774" table:style-name="ce24">
            <text:p>44,774</text:p>
          </table:table-cell>
          <table:table-cell office:value-type="float" office:value="19685" table:style-name="ce24">
            <text:p>19,685</text:p>
          </table:table-cell>
          <table:table-cell office:value-type="float" office:value="25089" table:style-name="ce24">
            <text:p>25,089</text:p>
          </table:table-cell>
          <table:table-cell office:value-type="float" office:value="16.882597810020812" table:style-name="ce25">
            <text:p>16.88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4696" table:style-name="ce20">
            <text:p>154,696</text:p>
          </table:table-cell>
          <table:table-cell office:value-type="float" office:value="78189" table:style-name="ce20">
            <text:p>78,189</text:p>
          </table:table-cell>
          <table:table-cell office:value-type="float" office:value="76507" table:style-name="ce20">
            <text:p>76,507</text:p>
          </table:table-cell>
          <table:table-cell office:value-type="float" office:value="5209" table:style-name="ce20">
            <text:p>5,209</text:p>
          </table:table-cell>
          <table:table-cell office:value-type="float" office:value="2699" table:style-name="ce20">
            <text:p>2,699</text:p>
          </table:table-cell>
          <table:table-cell office:value-type="float" office:value="2510" table:style-name="ce20">
            <text:p>2,510</text:p>
          </table:table-cell>
          <table:table-cell office:value-type="float" office:value="3.367249314785127" table:style-name="ce21">
            <text:p>3.37</text:p>
          </table:table-cell>
          <table:table-cell office:value-type="float" office:value="7041" table:style-name="ce20">
            <text:p>7,041</text:p>
          </table:table-cell>
          <table:table-cell office:value-type="float" office:value="3650" table:style-name="ce20">
            <text:p>3,650</text:p>
          </table:table-cell>
          <table:table-cell office:value-type="float" office:value="3391" table:style-name="ce20">
            <text:p>3,391</text:p>
          </table:table-cell>
          <table:table-cell office:value-type="float" office:value="4.551507472720691" table:style-name="ce22">
            <text:p>4.55</text:p>
          </table:table-cell>
          <table:table-cell office:value-type="float" office:value="11284" table:style-name="ce20">
            <text:p>11,284</text:p>
          </table:table-cell>
          <table:table-cell office:value-type="float" office:value="5889" table:style-name="ce20">
            <text:p>5,889</text:p>
          </table:table-cell>
          <table:table-cell office:value-type="float" office:value="5395" table:style-name="ce20">
            <text:p>5,395</text:p>
          </table:table-cell>
          <table:table-cell office:value-type="float" office:value="7.2943062522625013" table:style-name="ce21">
            <text:p>7.29</text:p>
          </table:table-cell>
          <table:table-cell office:value-type="float" office:value="12118" table:style-name="ce20">
            <text:p>12,118</text:p>
          </table:table-cell>
          <table:table-cell office:value-type="float" office:value="6308" table:style-name="ce20">
            <text:p>6,308</text:p>
          </table:table-cell>
          <table:table-cell office:value-type="float" office:value="5810" table:style-name="ce20">
            <text:p>5,810</text:p>
          </table:table-cell>
          <table:table-cell office:value-type="float" office:value="7.8334281429384074" table:style-name="ce21">
            <text:p>7.83</text:p>
          </table:table-cell>
          <table:table-cell office:value-type="float" office:value="5413" table:style-name="ce20">
            <text:p>5,413</text:p>
          </table:table-cell>
          <table:table-cell office:value-type="float" office:value="2835" table:style-name="ce20">
            <text:p>2,835</text:p>
          </table:table-cell>
          <table:table-cell office:value-type="float" office:value="2578" table:style-name="ce20">
            <text:p>2,578</text:p>
          </table:table-cell>
          <table:table-cell office:value-type="float" office:value="3.4991208563893053" table:style-name="ce21">
            <text:p>3.50</text:p>
          </table:table-cell>
          <table:table-cell office:value-type="float" office:value="134402" table:style-name="ce20">
            <text:p>134,402</text:p>
          </table:table-cell>
          <table:table-cell office:value-type="float" office:value="67577" table:style-name="ce20">
            <text:p>67,577</text:p>
          </table:table-cell>
          <table:table-cell office:value-type="float" office:value="66825" table:style-name="ce20">
            <text:p>66,825</text:p>
          </table:table-cell>
          <table:table-cell office:value-type="float" office:value="86.881367326886277" table:style-name="ce21">
            <text:p>86.88</text:p>
          </table:table-cell>
          <table:table-cell office:value-type="float" office:value="23365" table:style-name="ce20">
            <text:p>23,365</text:p>
          </table:table-cell>
          <table:table-cell office:value-type="float" office:value="11342" table:style-name="ce20">
            <text:p>11,342</text:p>
          </table:table-cell>
          <table:table-cell office:value-type="float" office:value="12023" table:style-name="ce20">
            <text:p>12,023</text:p>
          </table:table-cell>
          <table:table-cell office:value-type="float" office:value="15.103816517557014" table:style-name="ce21">
            <text:p>15.10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1180" table:style-name="ce24">
            <text:p>141,180</text:p>
          </table:table-cell>
          <table:table-cell office:value-type="float" office:value="70367" table:style-name="ce24">
            <text:p>70,367</text:p>
          </table:table-cell>
          <table:table-cell office:value-type="float" office:value="70813" table:style-name="ce24">
            <text:p>70,813</text:p>
          </table:table-cell>
          <table:table-cell office:value-type="float" office:value="4643" table:style-name="ce24">
            <text:p>4,643</text:p>
          </table:table-cell>
          <table:table-cell office:value-type="float" office:value="2389" table:style-name="ce24">
            <text:p>2,389</text:p>
          </table:table-cell>
          <table:table-cell office:value-type="float" office:value="2254" table:style-name="ce24">
            <text:p>2,254</text:p>
          </table:table-cell>
          <table:table-cell office:value-type="float" office:value="3.2887094489304438" table:style-name="ce25">
            <text:p>3.29</text:p>
          </table:table-cell>
          <table:table-cell office:value-type="float" office:value="6284" table:style-name="ce24">
            <text:p>6,284</text:p>
          </table:table-cell>
          <table:table-cell office:value-type="float" office:value="3235" table:style-name="ce24">
            <text:p>3,235</text:p>
          </table:table-cell>
          <table:table-cell office:value-type="float" office:value="3049" table:style-name="ce24">
            <text:p>3,049</text:p>
          </table:table-cell>
          <table:table-cell office:value-type="float" office:value="4.4510553902819101" table:style-name="ce26">
            <text:p>4.45</text:p>
          </table:table-cell>
          <table:table-cell office:value-type="float" office:value="10079" table:style-name="ce24">
            <text:p>10,079</text:p>
          </table:table-cell>
          <table:table-cell office:value-type="float" office:value="5239" table:style-name="ce24">
            <text:p>5,239</text:p>
          </table:table-cell>
          <table:table-cell office:value-type="float" office:value="4840" table:style-name="ce24">
            <text:p>4,840</text:p>
          </table:table-cell>
          <table:table-cell office:value-type="float" office:value="7.1391131888369461" table:style-name="ce25">
            <text:p>7.14</text:p>
          </table:table-cell>
          <table:table-cell office:value-type="float" office:value="10820" table:style-name="ce24">
            <text:p>10,820</text:p>
          </table:table-cell>
          <table:table-cell office:value-type="float" office:value="5605" table:style-name="ce24">
            <text:p>5,605</text:p>
          </table:table-cell>
          <table:table-cell office:value-type="float" office:value="5215" table:style-name="ce24">
            <text:p>5,215</text:p>
          </table:table-cell>
          <table:table-cell office:value-type="float" office:value="7.663975067289984" table:style-name="ce25">
            <text:p>7.66</text:p>
          </table:table-cell>
          <table:table-cell office:value-type="float" office:value="4892" table:style-name="ce24">
            <text:p>4,892</text:p>
          </table:table-cell>
          <table:table-cell office:value-type="float" office:value="2555" table:style-name="ce24">
            <text:p>2,555</text:p>
          </table:table-cell>
          <table:table-cell office:value-type="float" office:value="2337" table:style-name="ce24">
            <text:p>2,337</text:p>
          </table:table-cell>
          <table:table-cell office:value-type="float" office:value="3.4650800396656751" table:style-name="ce25">
            <text:p>3.47</text:p>
          </table:table-cell>
          <table:table-cell office:value-type="float" office:value="122887" table:style-name="ce24">
            <text:p>122,887</text:p>
          </table:table-cell>
          <table:table-cell office:value-type="float" office:value="60838" table:style-name="ce24">
            <text:p>60,838</text:p>
          </table:table-cell>
          <table:table-cell office:value-type="float" office:value="62049" table:style-name="ce24">
            <text:p>62,049</text:p>
          </table:table-cell>
          <table:table-cell office:value-type="float" office:value="87.042782263776743" table:style-name="ce25">
            <text:p>87.04</text:p>
          </table:table-cell>
          <table:table-cell office:value-type="float" office:value="21584" table:style-name="ce24">
            <text:p>21,584</text:p>
          </table:table-cell>
          <table:table-cell office:value-type="float" office:value="10378" table:style-name="ce24">
            <text:p>10,378</text:p>
          </table:table-cell>
          <table:table-cell office:value-type="float" office:value="11206" table:style-name="ce24">
            <text:p>11,206</text:p>
          </table:table-cell>
          <table:table-cell office:value-type="float" office:value="15.288284459555177" table:style-name="ce25">
            <text:p>15.2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516" table:style-name="ce24">
            <text:p>13,516</text:p>
          </table:table-cell>
          <table:table-cell office:value-type="float" office:value="7822" table:style-name="ce24">
            <text:p>7,822</text:p>
          </table:table-cell>
          <table:table-cell office:value-type="float" office:value="5694" table:style-name="ce24">
            <text:p>5,694</text:p>
          </table:table-cell>
          <table:table-cell office:value-type="float" office:value="566" table:style-name="ce24">
            <text:p>566</text:p>
          </table:table-cell>
          <table:table-cell office:value-type="float" office:value="310" table:style-name="ce24">
            <text:p>310</text:p>
          </table:table-cell>
          <table:table-cell office:value-type="float" office:value="256" table:style-name="ce24">
            <text:p>256</text:p>
          </table:table-cell>
          <table:table-cell office:value-type="float" office:value="4.187629476176383" table:style-name="ce25">
            <text:p>4.19</text:p>
          </table:table-cell>
          <table:table-cell office:value-type="float" office:value="757" table:style-name="ce24">
            <text:p>757</text:p>
          </table:table-cell>
          <table:table-cell office:value-type="float" office:value="415" table:style-name="ce24">
            <text:p>415</text:p>
          </table:table-cell>
          <table:table-cell office:value-type="float" office:value="342" table:style-name="ce24">
            <text:p>342</text:p>
          </table:table-cell>
          <table:table-cell office:value-type="float" office:value="5.6007694584196503" table:style-name="ce26">
            <text:p>5.60</text:p>
          </table:table-cell>
          <table:table-cell office:value-type="float" office:value="1205" table:style-name="ce24">
            <text:p>1,205</text:p>
          </table:table-cell>
          <table:table-cell office:value-type="float" office:value="650" table:style-name="ce24">
            <text:p>650</text:p>
          </table:table-cell>
          <table:table-cell office:value-type="float" office:value="555" table:style-name="ce24">
            <text:p>555</text:p>
          </table:table-cell>
          <table:table-cell office:value-type="float" office:value="8.9153595738384137" table:style-name="ce25">
            <text:p>8.92</text:p>
          </table:table-cell>
          <table:table-cell office:value-type="float" office:value="1298" table:style-name="ce24">
            <text:p>1,298</text:p>
          </table:table-cell>
          <table:table-cell office:value-type="float" office:value="703" table:style-name="ce24">
            <text:p>703</text:p>
          </table:table-cell>
          <table:table-cell office:value-type="float" office:value="595" table:style-name="ce24">
            <text:p>595</text:p>
          </table:table-cell>
          <table:table-cell office:value-type="float" office:value="9.6034329683338271" table:style-name="ce25">
            <text:p>9.60</text:p>
          </table:table-cell>
          <table:table-cell office:value-type="float" office:value="521" table:style-name="ce24">
            <text:p>521</text:p>
          </table:table-cell>
          <table:table-cell office:value-type="float" office:value="280" table:style-name="ce24">
            <text:p>280</text:p>
          </table:table-cell>
          <table:table-cell office:value-type="float" office:value="241" table:style-name="ce24">
            <text:p>241</text:p>
          </table:table-cell>
          <table:table-cell office:value-type="float" office:value="3.8546907369044101" table:style-name="ce25">
            <text:p>3.85</text:p>
          </table:table-cell>
          <table:table-cell office:value-type="float" office:value="11515" table:style-name="ce24">
            <text:p>11,515</text:p>
          </table:table-cell>
          <table:table-cell office:value-type="float" office:value="6739" table:style-name="ce24">
            <text:p>6,739</text:p>
          </table:table-cell>
          <table:table-cell office:value-type="float" office:value="4776" table:style-name="ce24">
            <text:p>4,776</text:p>
          </table:table-cell>
          <table:table-cell office:value-type="float" office:value="85.195324060372883" table:style-name="ce25">
            <text:p>85.20</text:p>
          </table:table-cell>
          <table:table-cell office:value-type="float" office:value="1781" table:style-name="ce24">
            <text:p>1,781</text:p>
          </table:table-cell>
          <table:table-cell office:value-type="float" office:value="964" table:style-name="ce24">
            <text:p>964</text:p>
          </table:table-cell>
          <table:table-cell office:value-type="float" office:value="817" table:style-name="ce24">
            <text:p>817</text:p>
          </table:table-cell>
          <table:table-cell office:value-type="float" office:value="13.176975436519681" table:style-name="ce25">
            <text:p>13.18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6" table:style-name="ce34"/>
          <table:table-cell table:number-columns-repeated="17" table:style-name="ce35"/>
          <table:table-cell table:number-columns-repeated="3" table:style-name="ce36"/>
          <table:table-cell table:number-columns-repeated="4" table:style-name="ce37"/>
          <table:table-cell office:value-type="string" table:style-name="ce38">
            <text:p><text:s text:c="16"/>內政部戶政司 110年11月10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010/上網各月速報公式(10月).xls'#說明" table:style-name="ta2">
        <table:table-source xlink:href="file:///C:/Users/moi1849/Desktop/123/3/1.月報/06速(月)報套印/11010/上網各月速報公式(10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60" table:style-name="ta2">
        <table:table-source xlink:href="file:///C:/Users/moi1849/Desktop/123/3/1.月報/06速(月)報套印/11010/上網各月速報公式(10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70" table:style-name="ta2">
        <table:table-source xlink:href="file:///C:/Users/moi1849/Desktop/123/3/1.月報/06速(月)報套印/11010/上網各月速報公式(10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B0" table:style-name="ta2">
        <table:table-source xlink:href="file:///C:/Users/moi1849/Desktop/123/3/1.月報/06速(月)報套印/11010/上網各月速報公式(10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月別" table:style-name="ta2">
        <table:table-source xlink:href="file:///C:/Users/moi1849/Desktop/123/3/1.月報/06速(月)報套印/11010/上網各月速報公式(10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縣市別" table:style-name="ta2">
        <table:table-source xlink:href="file:///C:/Users/moi1849/Desktop/123/3/1.月報/06速(月)報套印/11010/上網各月速報公式(10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齡結構" table:style-name="ta2">
        <table:table-source xlink:href="file:///C:/Users/moi1849/Desktop/123/3/1.月報/06速(月)報套印/11010/上網各月速報公式(10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資料分析" table:style-name="ta2">
        <table:table-source xlink:href="file:///C:/Users/moi1849/Desktop/123/3/1.月報/06速(月)報套印/11010/上網各月速報公式(10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分析(草稿)" table:style-name="ta2">
        <table:table-source xlink:href="file:///C:/Users/moi1849/Desktop/123/3/1.月報/06速(月)報套印/11010/上網各月速報公式(10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年月別" table:style-name="ta2">
        <table:table-source xlink:href="file:///C:/Users/moi1849/Desktop/123/3/1.月報/06速(月)報套印/11010/上網各月速報公式(10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縣市別" table:style-name="ta2">
        <table:table-source xlink:href="file:///C:/Users/moi1849/Desktop/123/3/1.月報/06速(月)報套印/11010/上網各月速報公式(10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4-單一年齡" table:style-name="ta2">
        <table:table-source xlink:href="file:///C:/Users/moi1849/Desktop/123/3/1.月報/06速(月)報套印/11010/上網各月速報公式(10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5-年齡結構" table:style-name="ta2">
        <table:table-source xlink:href="file:///C:/Users/moi1849/Desktop/123/3/1.月報/06速(月)報套印/11010/上網各月速報公式(10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6-人口增加&amp;生死結離" table:style-name="ta2">
        <table:table-source xlink:href="file:///C:/Users/moi1849/Desktop/123/3/1.月報/06速(月)報套印/11010/上網各月速報公式(10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年月別" table:style-name="ta2">
        <table:table-source xlink:href="file:///C:/Users/moi1849/Desktop/123/3/1.月報/06速(月)報套印/11010/上網各月速報公式(10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縣市別" table:style-name="ta2">
        <table:table-source xlink:href="file:///C:/Users/moi1849/Desktop/123/3/1.月報/06速(月)報套印/11010/上網各月速報公式(10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年月別" table:style-name="ta2">
        <table:table-source xlink:href="file:///C:/Users/moi1849/Desktop/123/3/1.月報/06速(月)報套印/11010/上網各月速報公式(10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縣市別" table:style-name="ta2">
        <table:table-source xlink:href="file:///C:/Users/moi1849/Desktop/123/3/1.月報/06速(月)報套印/11010/上網各月速報公式(10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1-遷徙" table:style-name="ta2">
        <table:table-source xlink:href="file:///C:/Users/moi1849/Desktop/123/3/1.月報/06速(月)報套印/11010/上網各月速報公式(10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1-03T03:50:49Z</meta:creation-date>
    <dc:date>2021-11-03T03:51:13Z</dc:date>
  </office:meta>
</office:document-meta>
</file>